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D8F8000046F3000026E5AB67888FD1D6487B.emf" manifest:media-type="image/x-emf"/>
  <manifest:file-entry manifest:full-path="Pictures/TablePreview7.svm" manifest:media-type=""/>
  <manifest:file-entry manifest:full-path="Pictures/10000001000002AE00000179DA714AF43F8AFEA2.png" manifest:media-type="image/png"/>
  <manifest:file-entry manifest:full-path="Pictures/10007824000046DF000026F0C3870737016DC813.emf" manifest:media-type="image/x-emf"/>
  <manifest:file-entry manifest:full-path="Pictures/TablePreview5.svm" manifest:media-type=""/>
  <manifest:file-entry manifest:full-path="Pictures/10000001000002AE000001786C67A53F31CE9459.png" manifest:media-type="image/png"/>
  <manifest:file-entry manifest:full-path="Pictures/TablePreview3.svm" manifest:media-type=""/>
  <manifest:file-entry manifest:full-path="Pictures/100000010000019F000000E1FD14282D014C703A.png" manifest:media-type="image/png"/>
  <manifest:file-entry manifest:full-path="Pictures/TablePreview4.svm" manifest:media-type=""/>
  <manifest:file-entry manifest:full-path="Pictures/10000001000002030000011BF25E60086B3FC2C4.png" manifest:media-type="image/png"/>
  <manifest:file-entry manifest:full-path="Pictures/10006BF00000352E00001D34C469E5AC3EFA63CC.wmf" manifest:media-type="image/x-wmf"/>
  <manifest:file-entry manifest:full-path="Pictures/TablePreview2.svm" manifest:media-type=""/>
  <manifest:file-entry manifest:full-path="Pictures/100061F000003C190000130FF07A55EECCA12668.wmf" manifest:media-type="image/x-wmf"/>
  <manifest:file-entry manifest:full-path="Pictures/TablePreview6.svm" manifest:media-type=""/>
  <manifest:file-entry manifest:full-path="Pictures/100076A40000352E00001D347024FDB18AA9FFDE.wmf" manifest:media-type="image/x-wmf"/>
  <manifest:file-entry manifest:full-path="Pictures/1000449C00003F7F000014236354E381437CEC92.wmf" manifest:media-type="image/x-wmf"/>
  <manifest:file-entry manifest:full-path="Pictures/TablePreview8.svm" manifest:media-type=""/>
  <manifest:file-entry manifest:full-path="Pictures/1000000100000245000000B87822F288C7712D69.png" manifest:media-type="image/png"/>
  <manifest:file-entry manifest:full-path="Pictures/10006840000046F3000026E514D5D98D2BF54947.emf" manifest:media-type="image/x-emf"/>
  <manifest:file-entry manifest:full-path="Pictures/10006F14000046F3000026E57F76AFA789C50B7D.emf" manifest:media-type="image/x-emf"/>
  <manifest:file-entry manifest:full-path="Pictures/10000001000002AE000001785C3D0ACB2F957434.png" manifest:media-type="image/png"/>
  <manifest:file-entry manifest:full-path="Pictures/10000001000002030000011BDB6273B5C808E3FC.png" manifest:media-type="image/png"/>
  <manifest:file-entry manifest:full-path="Pictures/1000000100000266000000C3645F07C04B23D097.png" manifest:media-type="image/png"/>
  <manifest:file-entry manifest:full-path="Pictures/TablePreview1.svm" manifest:media-type=""/>
  <manifest:file-entry manifest:full-path="Pictures/10000001000002AE000001788E355B5C3191EE3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 style:font-pitch="variable"/>
    <style:font-face style:name="+mn-cs1" svg:font-family="+mn-cs"/>
    <style:font-face style:name="Arial" svg:font-family="Arial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family-generic="swiss"/>
    <style:font-face style:name="Courier" svg:font-family="Courier" style:font-family-generic="modern"/>
    <style:font-face style:name="Courier1" svg:font-family="Courier" style:font-family-generic="modern" style:font-pitch="fixed"/>
    <style:font-face style:name="DejaVu Sans" svg:font-family="'DejaVu Sans'" style:font-adornments="Book" style:font-family-generic="swiss"/>
    <style:font-face style:name="DejaVu Sans1" svg:font-family="'DejaVu Sans'" style:font-family-generic="swiss" style:font-pitch="variable"/>
    <style:font-face style:name="DejaVu Sans2" svg:font-family="'DejaVu Sans'" style:font-family-generic="swiss"/>
    <style:font-face style:name="DejaVu Sans3" svg:font-family="'DejaVu Sans'" style:font-family-generic="swiss" style:font-pitch="fixed"/>
    <style:font-face style:name="DejaVu Sans4" svg:font-family="'DejaVu Sans'" style:font-family-generic="modern" style:font-pitch="variable"/>
    <style:font-face style:name="DejaVu Sans5" svg:font-family="'DejaVu Sans'" style:font-family-generic="system" style:font-pitch="variable"/>
    <style:font-face style:name="DejaVu Sans6" svg:font-family="'DejaVu Sans'" style:font-pitch="variable"/>
    <style:font-face style:name="Droid Sans Fallback" svg:font-family="'Droid Sans Fallback'" style:font-family-generic="swiss" style:font-pitch="variable"/>
    <style:font-face style:name="Droid Sans Fallback1" svg:font-family="'Droid Sans Fallback'" style:font-family-generic="system" style:font-pitch="variable"/>
    <style:font-face style:name="Droid Sans Fallback2" svg:font-family="'Droid Sans Fallback'" style:font-family-generic="modern" style:font-pitch="variable"/>
    <style:font-face style:name="FreeSans" svg:font-family="FreeSans" style:font-family-generic="roman" style:font-pitch="variable"/>
    <style:font-face style:name="FreeSans1" svg:font-family="FreeSans" style:font-pitch="variable"/>
    <style:font-face style:name="FreeSans2" svg:font-family="FreeSans" style:font-family-generic="system" style:font-pitch="variable"/>
    <style:font-face style:name="FreeSans3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MS PGothic" svg:font-family="'MS PGothic'" style:font-family-generic="modern" style:font-pitch="variable"/>
    <style:font-face style:name="MS PGothic1" svg:font-family="'MS PGothic'" style:font-family-generic="swiss" style:font-pitch="fixed"/>
    <style:font-face style:name="MS PGothic2" svg:font-family="'MS PGothic'" style:font-family-generic="modern" style:font-pitch="fixed"/>
    <style:font-face style:name="MS PGothic3" svg:font-family="'MS PGothic'"/>
    <style:font-face style:name="MS PGothic4" svg:font-family="'MS PGothic'" style:font-pitch="variable"/>
    <style:font-face style:name="MS PGothic5" svg:font-family="'MS PGothic'" style:font-family-generic="swiss"/>
    <style:font-face style:name="Noto Sans" svg:font-family="'Noto Sans'" style:font-family-generic="roman" style:font-pitch="variable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pitch="variable"/>
    <style:font-face style:name="Tahoma3" svg:font-family="Tahoma" style:font-family-generic="swiss"/>
    <style:font-face style:name="Tahoma4" svg:font-family="Tahoma" style:font-family-generic="modern"/>
    <style:font-face style:name="Times New Roman" svg:font-family="'Times New Roman'" style:font-family-generic="roman" style:font-pitch="variable"/>
    <style:font-face style:name="Unifont" svg:font-family="Unifont" style:font-family-generic="modern" style:font-pitch="variable"/>
    <style:font-face style:name="Unifont1" svg:font-family="Unifont" style:font-family-generic="system" style:font-pitch="variable"/>
    <style:font-face style:name="Verdana" svg:font-family="Verdana" style:font-family-generic="swiss"/>
    <style:font-face style:name="Verdana1" svg:font-family="Verdana" style:font-family-generic="swiss" style:font-pitch="variable"/>
    <style:font-face style:name="Wingdings" svg:font-family="Wingdings"/>
    <style:font-face style:name="Wingdings1" svg:font-family="Wingdings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1cm" fo:padding-bottom="0.131cm" fo:padding-left="0.263cm" fo:padding-right="0.263cm" fo:wrap-option="no-wrap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3.348cm" fo:min-width="13.002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001cm" fo:min-width="2.47cm" fo:padding-top="0.125cm" fo:padding-bottom="0.125cm" fo:padding-left="0.25cm" fo:padding-right="0.25cm" fo:wrap-option="no-wrap"/>
      <style:paragraph-properties style:writing-mode="lr-tb"/>
    </style:style>
    <style:style style:name="gr16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948cm" fo:min-width="2.343cm" fo:padding-top="0.125cm" fo:padding-bottom="0.125cm" fo:padding-left="0.25cm" fo:padding-right="0.25cm" fo:wrap-option="no-wrap"/>
      <style:paragraph-properties style:writing-mode="lr-tb"/>
    </style:style>
    <style:style style:name="gr17" style:family="graphic" style:parent-style-name="standard">
      <style:graphic-properties draw:stroke="solid" svg:stroke-width="0.026cm" svg:stroke-color="#3333cc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26cm" svg:stroke-color="#ff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993cm" fo:min-width="2.455cm" fo:padding-top="0.125cm" fo:padding-bottom="0.125cm" fo:padding-left="0.25cm" fo:padding-right="0.25cm" fo:wrap-option="no-wrap"/>
      <style:paragraph-properties style:writing-mode="lr-tb"/>
    </style:style>
    <style:style style:name="gr21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024cm" fo:min-width="2.529cm" fo:padding-top="0.125cm" fo:padding-bottom="0.125cm" fo:padding-left="0.25cm" fo:padding-right="0.25cm" fo:wrap-option="no-wrap"/>
      <style:paragraph-properties style:writing-mode="lr-tb"/>
    </style:style>
    <style:style style:name="gr2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23" style:family="graphic" style:parent-style-name="standard">
      <style:graphic-properties draw:stroke="solid" svg:stroke-width="0.026cm" svg:stroke-color="#000000" draw:stroke-linejoin="miter" draw:fill="solid" draw:fill-color="#cc99ff" draw:textarea-vertical-align="middle" draw:auto-grow-height="false" draw:fit-to-size="false" style:shrink-to-fit="false" fo:min-height="0.385cm" fo:min-width="0.347cm" fo:padding-top="0.125cm" fo:padding-bottom="0.125cm" fo:padding-left="0.25cm" fo:padding-right="0.25cm" fo:wrap-option="no-wrap"/>
    </style:style>
    <style:style style:name="gr24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dash" draw:stroke-dash="Dashed_20__28_var_29__20_4" svg:stroke-width="0.026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dash" draw:stroke-dash="Dashed_20__28_var_29__20_4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7" style:family="graphic" style:parent-style-name="standard">
      <style:graphic-properties draw:stroke="solid" svg:stroke-width="0.026cm" svg:stroke-color="#000000" draw:stroke-linejoin="miter" draw:fill="solid" draw:fill-color="#00e4a8" draw:textarea-horizontal-align="left" draw:textarea-vertical-align="middle" draw:auto-grow-height="false" draw:fit-to-size="false" style:shrink-to-fit="false" fo:min-height="1.098cm" fo:min-width="2.128cm" fo:padding-top="0.125cm" fo:padding-bottom="0.125cm" fo:padding-left="0cm" fo:padding-right="0.25cm" fo:wrap-option="no-wrap"/>
      <style:paragraph-properties style:writing-mode="lr-tb"/>
    </style:style>
    <style:style style:name="gr2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2cm" fo:min-width="4.792cm" fo:padding-top="0.125cm" fo:padding-bottom="0.125cm" fo:padding-left="0.25cm" fo:padding-right="0.25cm" fo:wrap-option="no-wrap"/>
    </style:style>
    <style:style style:name="gr3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2cm" fo:min-width="7.543cm" fo:padding-top="0.125cm" fo:padding-bottom="0.125cm" fo:padding-left="0.25cm" fo:padding-right="0.25cm" fo:wrap-option="no-wrap"/>
    </style:style>
    <style:style style:name="gr32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12.662cm" fo:min-width="21.725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332cm" fo:min-width="8.443cm" fo:padding-top="0cm" fo:padding-bottom="0cm" fo:padding-left="0.056cm" fo:padding-right="0.056cm" fo:wrap-option="wrap"/>
      <style:paragraph-properties style:writing-mode="lr-tb"/>
    </style:style>
    <style:style style:name="gr3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1.332cm" fo:min-width="8.443cm" fo:padding-top="0cm" fo:padding-bottom="0cm" fo:padding-left="0.056cm" fo:padding-right="0.056cm" fo:wrap-option="wrap"/>
      <style:paragraph-properties style:writing-mode="lr-tb"/>
    </style:style>
    <style:style style:name="gr3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7cm" fo:min-width="8.047cm" fo:padding-top="0.127cm" fo:padding-bottom="0.127cm" fo:padding-left="0.254cm" fo:padding-right="0.254cm" fo:wrap-option="no-wrap"/>
    </style:style>
    <style:style style:name="gr36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1.323cm" fo:min-width="8.443cm" fo:padding-top="0cm" fo:padding-bottom="0cm" fo:padding-left="0.056cm" fo:padding-right="0.056cm" fo:wrap-option="wrap"/>
      <style:paragraph-properties style:writing-mode="lr-tb"/>
    </style:style>
    <style:style style:name="gr3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69cm" fo:min-width="8.047cm" fo:padding-top="0.127cm" fo:padding-bottom="0.127cm" fo:padding-left="0.254cm" fo:padding-right="0.254cm" fo:wrap-option="no-wrap"/>
    </style:style>
    <style:style style:name="gr3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91cm" fo:min-width="8.051cm" fo:padding-top="0.127cm" fo:padding-bottom="0.127cm" fo:padding-left="0.254cm" fo:padding-right="0.254cm" fo:wrap-option="no-wrap"/>
    </style:style>
    <style:style style:name="gr39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1.332cm" fo:min-width="8.447cm" fo:padding-top="0cm" fo:padding-bottom="0cm" fo:padding-left="0.056cm" fo:padding-right="0.056cm" fo:wrap-option="wrap"/>
      <style:paragraph-properties style:writing-mode="lr-tb"/>
    </style:style>
    <style:style style:name="gr4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78cm" fo:min-width="8.042cm" fo:padding-top="0.127cm" fo:padding-bottom="0.127cm" fo:padding-left="0.254cm" fo:padding-right="0.254cm" fo:wrap-option="no-wrap"/>
    </style:style>
    <style:style style:name="gr4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91cm" fo:min-width="8.042cm" fo:padding-top="0.127cm" fo:padding-bottom="0.127cm" fo:padding-left="0.254cm" fo:padding-right="0.254cm" fo:wrap-option="no-wrap"/>
    </style:style>
    <style:style style:name="gr4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7cm" fo:min-width="8.051cm" fo:padding-top="0.127cm" fo:padding-bottom="0.127cm" fo:padding-left="0.254cm" fo:padding-right="0.254cm" fo:wrap-option="no-wrap"/>
    </style:style>
    <style:style style:name="gr43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1.319cm" fo:min-width="8.447cm" fo:padding-top="0cm" fo:padding-bottom="0cm" fo:padding-left="0.056cm" fo:padding-right="0.056cm" fo:wrap-option="wrap"/>
      <style:paragraph-properties style:writing-mode="lr-tb"/>
    </style:style>
    <style:style style:name="gr4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65cm" fo:min-width="8.042cm" fo:padding-top="0.127cm" fo:padding-bottom="0.127cm" fo:padding-left="0.254cm" fo:padding-right="0.254cm" fo:wrap-option="no-wrap"/>
    </style:style>
    <style:style style:name="gr4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7cm" fo:min-width="8.042cm" fo:padding-top="0.127cm" fo:padding-bottom="0.127cm" fo:padding-left="0.254cm" fo:padding-right="0.254cm" fo:wrap-option="no-wrap"/>
    </style:style>
    <style:style style:name="gr4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7cm" fo:min-width="8.065cm" fo:padding-top="0.127cm" fo:padding-bottom="0.127cm" fo:padding-left="0.254cm" fo:padding-right="0.254cm" fo:wrap-option="no-wrap"/>
    </style:style>
    <style:style style:name="gr47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1.332cm" fo:min-width="8.461cm" fo:padding-top="0cm" fo:padding-bottom="0cm" fo:padding-left="0.056cm" fo:padding-right="0.056cm" fo:wrap-option="wrap"/>
      <style:paragraph-properties style:writing-mode="lr-tb"/>
    </style:style>
    <style:style style:name="gr4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78cm" fo:min-width="8.029cm" fo:padding-top="0.127cm" fo:padding-bottom="0.127cm" fo:padding-left="0.254cm" fo:padding-right="0.254cm" fo:wrap-option="no-wrap"/>
    </style:style>
    <style:style style:name="gr4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7cm" fo:min-width="8.029cm" fo:padding-top="0.127cm" fo:padding-bottom="0.127cm" fo:padding-left="0.254cm" fo:padding-right="0.254cm" fo:wrap-option="no-wrap"/>
    </style:style>
    <style:style style:name="gr5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.056cm" fo:padding-right="0.056cm" fo:wrap-option="wrap"/>
      <style:paragraph-properties style:writing-mode="lr-tb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  <style:paragraph-properties style:writing-mode="lr-tb"/>
    </style:style>
    <style:style style:name="pr4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el_20_und_20_Inhalt-notes">
      <style:graphic-properties draw:fill-color="#ffffff" fo:min-height="13.364cm"/>
      <style:paragraph-properties style:writing-mode="lr-tb"/>
    </style:style>
    <style:style style:name="pr8" style:family="presentation" style:parent-style-name="Titel_20_und_20_Inhalt-notes">
      <style:graphic-properties draw:fill-color="#ffffff" fo:min-height="12.792cm"/>
      <style:paragraph-properties style:writing-mode="lr-tb"/>
    </style:style>
    <style:style style:name="pr9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  <style:paragraph-properties style:writing-mode="lr-tb"/>
    </style:style>
    <style:style style:name="co1" style:family="table-column">
      <style:table-column-properties style:column-width="4.052cm" style:use-optimal-column-width="false"/>
    </style:style>
    <style:style style:name="co2" style:family="table-column">
      <style:table-column-properties style:column-width="2.721cm" style:use-optimal-column-width="false"/>
    </style:style>
    <style:style style:name="co3" style:family="table-column">
      <style:table-column-properties style:column-width="3.386cm" style:use-optimal-column-width="false"/>
    </style:style>
    <style:style style:name="co4" style:family="table-column">
      <style:table-column-properties style:column-width="3.388cm" style:use-optimal-column-width="false"/>
    </style:style>
    <style:style style:name="co5" style:family="table-column">
      <style:table-column-properties style:column-width="4.189cm" style:use-optimal-column-width="false"/>
    </style:style>
    <style:style style:name="co6" style:family="table-column">
      <style:table-column-properties style:column-width="2.584cm" style:use-optimal-column-width="false"/>
    </style:style>
    <style:style style:name="co7" style:family="table-column">
      <style:table-column-properties style:column-width="4.12cm" style:use-optimal-column-width="false"/>
    </style:style>
    <style:style style:name="co8" style:family="table-column">
      <style:table-column-properties style:column-width="2.653cm" style:use-optimal-column-width="false"/>
    </style:style>
    <style:style style:name="co9" style:family="table-column">
      <style:table-column-properties style:column-width="4.155cm" style:use-optimal-column-width="false"/>
    </style:style>
    <style:style style:name="co10" style:family="table-column">
      <style:table-column-properties style:column-width="2.618cm" style:use-optimal-column-width="false"/>
    </style:style>
    <style:style style:name="ro1" style:family="table-row">
      <style:table-row-properties style:row-height="1.274cm" style:use-optimal-row-height="false"/>
    </style:style>
    <style:style style:name="ro2" style:family="table-row">
      <style:table-row-properties style:row-height="1.897cm" style:use-optimal-row-height="false"/>
    </style:style>
    <style:style style:name="ro3" style:family="table-row">
      <style:table-row-properties style:row-height="1.472cm" style:use-optimal-row-height="false"/>
    </style:style>
    <style:style style:name="ro4" style:family="table-row">
      <style:table-row-properties style:row-height="1.957cm" style:use-optimal-row-height="false"/>
    </style:style>
    <style:style style:name="ro5" style:family="table-row">
      <style:table-row-properties style:row-height="1.482cm" style:use-optimal-row-height="false"/>
    </style:style>
    <style:style style:name="ro6" style:family="table-row">
      <style:table-row-properties style:row-height="1.948cm" style:use-optimal-row-height="false"/>
    </style:style>
    <style:style style:name="ce1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</style:style>
    <style:style style:name="ce2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1.11pt solid #000000" fo:border-bottom="0.48pt solid #000000"/>
    </style:style>
    <style:style style:name="ce3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1.11pt solid #000000" fo:border-bottom="0.48pt solid #000000"/>
    </style:style>
    <style:style style:name="ce4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0.48pt solid #000000"/>
    </style:style>
    <style:style style:name="ce5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="0.48pt solid #000000"/>
    </style:style>
    <style:style style:name="ce6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0.48pt solid #000000"/>
    </style:style>
    <style:style style:name="ce7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1.11pt solid #000000"/>
    </style:style>
    <style:style style:name="ce8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0.48pt solid #000000" fo:border-bottom="1.11pt solid #000000"/>
    </style:style>
    <style:style style:name="ce9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1.11pt solid #000000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226cm" fo:margin-bottom="0cm" fo:line-height="90%" fo:text-align="center" style:punctuation-wrap="simple" style:writing-mode="lr-tb"/>
    </style:style>
    <style:style style:name="P4" style:family="paragraph">
      <style:paragraph-properties fo:margin-top="0.198cm" fo:margin-bottom="0cm" fo:line-height="90%" fo:text-align="center" style:punctuation-wrap="simple" style:writing-mode="lr-tb"/>
    </style:style>
    <style:style style:name="P5" style:family="paragraph">
      <style:paragraph-properties fo:margin-top="0.169cm" fo:margin-bottom="0cm" fo:line-height="90%" fo:text-align="center" style:punctuation-wrap="simple" style:writing-mode="lr-tb"/>
    </style:style>
    <style:style style:name="P6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/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10" style:family="paragraph">
      <style:paragraph-properties fo:margin-top="0cm" fo:margin-bottom="0cm" fo:line-height="100%" fo:text-align="end" style:punctuation-wrap="simple" style:writing-mode="lr-tb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2" style:family="paragraph">
      <style:paragraph-properties fo:margin-top="0cm" fo:margin-bottom="0cm" fo:line-height="100%" fo:text-align="start" style:punctuation-wrap="hanging" style:writing-mode="lr-tb"/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4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7" style:family="paragraph">
      <style:paragraph-properties fo:margin-left="0.811cm" fo:margin-right="0cm" fo:margin-top="0cm" fo:margin-bottom="0cm" fo:line-height="100%" fo:text-align="start" fo:text-indent="-0.81cm" style:punctuation-wrap="hanging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19" style:family="paragraph">
      <style:paragraph-properties fo:margin-left="1.27cm" fo:margin-right="0cm" fo:margin-top="0.339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33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23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24" style:family="paragraph">
      <loext:graphic-properties draw:fill-color="#ffffff"/>
    </style:style>
    <style:style style:name="P2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26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27" style:family="paragraph">
      <loext:graphic-properties draw:fill="none"/>
      <style:paragraph-properties fo:text-align="start"/>
      <style:text-properties fo:font-size="18pt"/>
    </style:style>
    <style:style style:name="P28" style:family="paragraph">
      <style:paragraph-properties fo:margin-left="0.953cm" fo:margin-right="0cm" fo:margin-top="0.353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29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30" style:family="paragraph">
      <loext:graphic-properties draw:fill="none"/>
      <style:paragraph-properties fo:margin-left="0.953cm" fo:margin-right="0cm" fo:margin-top="0.353cm" fo:margin-bottom="0cm" fo:line-height="100%" fo:text-align="start" fo:text-indent="-0.952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/>
    </style:style>
    <style:style style:name="P31" style:family="paragraph">
      <style:paragraph-properties fo:margin-left="0cm" fo:margin-right="0cm" fo:margin-top="0.169cm" fo:margin-bottom="0cm" fo:line-height="90%" fo:text-align="start" fo:text-indent="0cm" style:punctuation-wrap="hanging" style:writing-mode="lr-tb"/>
    </style:style>
    <style:style style:name="P32" style:family="paragraph">
      <style:paragraph-properties fo:margin-left="0cm" fo:margin-right="0cm" fo:margin-top="0.141cm" fo:margin-bottom="0cm" fo:line-height="90%" fo:text-align="start" fo:text-indent="0cm" style:punctuation-wrap="hanging" style:writing-mode="lr-tb"/>
    </style:style>
    <style:style style:name="P33" style:family="paragraph">
      <style:paragraph-properties fo:margin-left="0cm" fo:margin-right="0cm" fo:margin-top="0.127cm" fo:margin-bottom="0cm" fo:line-height="90%" fo:text-align="start" fo:text-indent="0cm" style:punctuation-wrap="hanging" style:writing-mode="lr-tb"/>
    </style:style>
    <style:style style:name="P34" style:family="paragraph">
      <style:paragraph-properties fo:margin-top="0cm" fo:margin-bottom="0cm" fo:line-height="100%" fo:text-align="center" style:punctuation-wrap="hanging" style:writing-mode="lr-tb"/>
    </style:style>
    <style:style style:name="P35" style:family="paragraph">
      <loext:graphic-properties draw:fill="solid" draw:fill-color="#dae4ff"/>
      <style:paragraph-properties fo:text-align="start" style:font-independent-line-spacing="true"/>
      <style:text-properties fo:font-size="16pt" style:font-size-asian="16pt" style:font-size-complex="16pt"/>
    </style:style>
    <style:style style:name="P36" style:family="paragraph">
      <loext:graphic-properties draw:fill="solid" draw:fill-color="#dae4ff"/>
      <style:paragraph-properties fo:margin-top="0cm" fo:margin-bottom="0cm" fo:line-height="100%" fo:text-align="center" style:punctuation-wrap="hanging" style:writing-mode="lr-tb" style:font-independent-line-spacing="true"/>
      <style:text-properties fo:font-size="16pt" style:font-size-asian="16pt" style:font-size-complex="16pt"/>
    </style:style>
    <style:style style:name="P37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38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39" style:family="paragraph">
      <style:paragraph-properties fo:margin-left="0cm" fo:margin-right="0cm" fo:text-indent="0cm"/>
    </style:style>
    <style:style style:name="P40" style:family="paragraph">
      <style:paragraph-properties fo:margin-left="2.064cm" fo:margin-right="0cm" fo:margin-top="0.141cm" fo:margin-bottom="0cm" fo:text-indent="-0.793cm">
        <style:tab-stops>
          <style:tab-stop style:position="0cm"/>
        </style:tab-stops>
      </style:paragraph-properties>
    </style:style>
    <style:style style:name="P41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42" style:family="paragraph">
      <loext:graphic-properties draw:fill="solid" draw:fill-color="#cc99ff"/>
      <style:paragraph-properties fo:text-align="start" style:font-independent-line-spacing="true"/>
      <style:text-properties fo:font-size="24pt"/>
    </style:style>
    <style:style style:name="P43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44" style:family="paragraph">
      <loext:graphic-properties draw:fill="solid" draw:fill-color="#00e4a8"/>
      <style:paragraph-properties fo:margin-top="0cm" fo:margin-bottom="0cm" fo:line-height="100%" fo:text-align="center" style:punctuation-wrap="hanging" style:writing-mode="lr-tb" style:font-independent-line-spacing="true"/>
      <style:text-properties fo:font-size="16pt" style:font-size-asian="16pt" style:font-size-complex="16pt"/>
    </style:style>
    <style:style style:name="P45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P46" style:family="paragraph">
      <style:paragraph-properties fo:margin-left="0cm" fo:margin-right="0cm" fo:margin-top="0.339cm" fo:margin-bottom="0cm" fo:line-height="90%" fo:text-align="start" fo:text-indent="0cm" style:punctuation-wrap="hanging" style:writing-mode="lr-tb"/>
    </style:style>
    <style:style style:name="P47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48" style:family="paragraph">
      <style:paragraph-properties fo:margin-left="0cm" fo:margin-right="0cm" fo:margin-top="0.254cm" fo:margin-bottom="0cm" fo:line-height="90%" fo:text-align="start" fo:text-indent="0cm" style:punctuation-wrap="hanging" style:writing-mode="lr-tb"/>
    </style:style>
    <style:style style:name="P49" style:family="paragraph">
      <style:paragraph-properties fo:margin-left="2.064cm" fo:margin-right="0cm" fo:margin-top="0.282cm" fo:margin-bottom="0cm" fo:text-indent="-0.793cm">
        <style:tab-stops>
          <style:tab-stop style:position="0cm"/>
        </style:tab-stops>
      </style:paragraph-properties>
    </style:style>
    <style:style style:name="P50" style:family="paragraph">
      <style:paragraph-properties fo:margin-left="0cm" fo:margin-right="0cm" fo:margin-top="0.226cm" fo:margin-bottom="0cm" fo:line-height="90%" fo:text-align="start" fo:text-indent="0cm" style:punctuation-wrap="hanging" style:writing-mode="lr-tb"/>
    </style:style>
    <style:style style:name="P51" style:family="paragraph">
      <style:paragraph-properties fo:margin-left="0cm" fo:margin-right="0cm" fo:margin-top="0.254cm" fo:margin-bottom="0cm" fo:line-height="100%" fo:text-align="start" fo:text-indent="0cm" style:punctuation-wrap="hanging" style:writing-mode="lr-tb"/>
    </style:style>
    <style:style style:name="P52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3" style:family="paragraph">
      <style:paragraph-properties fo:margin-left="0cm" fo:margin-right="0cm" fo:margin-top="0.141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4" style:family="paragraph">
      <style:paragraph-properties fo:margin-left="1.482cm" fo:margin-right="0cm" fo:margin-top="0.282cm" fo:margin-bottom="0cm" fo:text-indent="0cm">
        <style:tab-stops>
          <style:tab-stop style:position="0cm"/>
        </style:tab-stops>
      </style:paragraph-properties>
    </style:style>
    <style:style style:name="P55" style:family="paragraph">
      <style:paragraph-properties fo:margin-left="0cm" fo:margin-right="0cm" fo:margin-top="0.339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56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57" style:family="paragraph">
      <loext:graphic-properties draw:fill="none"/>
      <style:paragraph-properties fo:text-align="start" style:font-independent-line-spacing="true"/>
      <style:text-properties fo:font-size="24pt" style:font-size-asian="24pt" style:font-size-complex="24pt"/>
    </style:style>
    <style:style style:name="P58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P59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  <style:text-properties fo:font-size="24pt"/>
    </style:style>
    <style:style style:name="P60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4pt"/>
    </style:style>
    <style:style style:name="P61" style:family="paragraph">
      <loext:graphic-properties draw:fill="none"/>
      <style:paragraph-properties fo:margin-left="0cm" fo:margin-right="0cm" fo:margin-top="0.423cm" fo:margin-bottom="0cm" fo:line-height="90%" fo:text-align="start" fo:text-indent="0cm" style:punctuation-wrap="hanging" style:writing-mode="lr-tb" style:font-independent-line-spacing="true"/>
      <style:text-properties fo:font-size="24pt"/>
    </style:style>
    <style:style style:name="P62" style:family="paragraph">
      <style:paragraph-properties fo:margin-top="0cm" fo:margin-bottom="0cm" fo:line-height="100%" fo:text-align="end" style:punctuation-wrap="simple" style:writing-mode="lr-tb"/>
      <style:text-properties fo:font-size="12pt"/>
    </style:style>
    <style:style style:name="P63" style:family="paragraph">
      <loext:graphic-properties draw:fill="none"/>
      <style:paragraph-properties fo:margin-top="0cm" fo:margin-bottom="0cm" fo:line-height="100%" fo:text-align="end" style:punctuation-wrap="simple" style:writing-mode="lr-tb" style:font-independent-line-spacing="true"/>
      <style:text-properties fo:font-size="12pt"/>
    </style:style>
    <style:style style:name="P64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45cm"/>
        </style:tab-stops>
      </style:paragraph-properties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2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2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32pt" fo:letter-spacing="normal" fo:font-style="normal" style:text-underline-style="none" fo:font-weight="normal" style:font-name-asian="MS PGothic2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8pt" fo:letter-spacing="normal" fo:font-style="normal" style:text-underline-style="none" fo:font-weight="normal" style:font-name-asian="MS PGothic2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2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2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2" style:font-size-asian="10pt" style:font-style-asian="italic" style:font-weight-asian="normal" style:font-name-complex="+mn-cs1" style:font-size-complex="10pt" style:font-style-complex="italic" style:font-weight-complex="normal"/>
    </style:style>
    <style:style style:name="T8" style:family="text">
      <style:text-properties fo:font-variant="normal" fo:text-transform="none" fo:color="#333399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2" style:font-size-asian="24pt" style:font-style-asian="normal" style:font-weight-asian="normal" style:font-name-complex="MS PGothic3" style:font-size-complex="24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6pt" fo:letter-spacing="normal" fo:font-style="normal" style:text-underline-style="none" fo:font-weight="normal" style:font-name-asian="MS PGothic2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2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2" style:font-size-asian="16pt" style:font-style-asian="normal" style:font-weight-asian="bold" style:font-size-complex="16pt" style:font-style-complex="normal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2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Verdana1" fo:font-size="24pt" fo:letter-spacing="normal" fo:font-style="normal" style:text-underline-style="none" fo:font-weight="normal" style:font-name-asian="MS PGothic2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2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2" style:font-size-asian="24pt" style:font-style-asian="normal" style:font-weight-asian="bold" style:font-size-complex="24pt" style:font-style-complex="normal" style:font-weight-complex="bold"/>
    </style:style>
    <style:style style:name="T16" style:family="text">
      <style:text-properties fo:font-variant="normal" fo:text-transform="none" fo:color="#b2b2b2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2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2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2" style:font-size-asian="9pt" style:font-style-asian="italic" style:font-weight-asian="normal" style:font-name-complex="+mn-cs1" style:font-size-complex="9pt" style:font-style-complex="italic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2pt" fo:letter-spacing="normal" fo:font-style="normal" style:text-underline-style="none" fo:font-weight="normal" style:font-name-asian="MS PGothic2" style:font-size-asian="22pt" style:font-style-asian="normal" style:font-weight-asian="normal" style:font-name-complex="MS PGothic3" style:font-size-complex="22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2pt" fo:letter-spacing="normal" fo:font-style="normal" style:text-underline-style="none" fo:font-weight="bold" style:font-name-asian="MS PGothic2" style:font-size-asian="22pt" style:font-style-asian="normal" style:font-weight-asian="bold" style:font-name-complex="MS PGothic3" style:font-size-complex="22pt" style:font-style-complex="normal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2" style:font-size-asian="20pt" style:font-style-asian="normal" style:font-weight-asian="normal" style:font-name-complex="MS PGothic3" style:font-size-complex="20pt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2" style:font-size-asian="24pt" style:font-style-asian="normal" style:font-weight-asian="normal" style:font-name-complex="MS PGothic3" style:font-size-complex="24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bold" style:font-name-asian="MS PGothic2" style:font-size-asian="24pt" style:font-style-asian="normal" style:font-weight-asian="bold" style:font-name-complex="MS PGothic3" style:font-size-complex="24pt" style:font-style-complex="normal" style:font-weight-complex="bold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normal" style:font-name-asian="MS PGothic2" style:font-size-asian="18pt" style:font-style-asian="normal" style:font-weight-asian="normal" style:font-name-complex="MS PGothic3" style:font-size-complex="18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bold" style:font-name-asian="MS PGothic2" style:font-size-asian="20pt" style:font-style-asian="normal" style:font-weight-asian="bold" style:font-name-complex="MS PGothic3" style:font-size-complex="20pt" style:font-style-complex="normal" style:font-weight-complex="bold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DejaVu Sans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Wingdings1" fo:font-size="20pt" fo:letter-spacing="normal" fo:font-style="normal" style:text-underline-style="none" fo:font-weight="normal" style:font-name-asian="MS PGothic2" style:font-size-asian="20pt" style:font-style-asian="normal" style:font-weight-asian="normal" style:font-name-complex="MS PGothic3" style:font-size-complex="20pt" style:font-style-complex="normal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normal" style:text-underline-style="none" fo:font-weight="normal" style:font-name-asian="MS PGothic2" style:font-size-asian="10pt" style:font-style-asian="normal" style:font-weight-asian="normal" style:font-size-complex="10pt" style:font-style-complex="normal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2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MS PGothic2" style:font-size-asian="16pt" style:font-style-asian="normal" style:font-weight-asian="normal" style:font-name-complex="MS PGothic3" style:font-size-complex="16pt" style:font-style-complex="normal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DejaVu Sans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DejaVu Sans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italic" style:text-underline-style="none" fo:font-weight="normal" style:font-name-asian="MS PGothic2" style:font-size-asian="16pt" style:font-style-asian="italic" style:font-weight-asian="normal" style:font-name-complex="MS PGothic3" style:font-size-complex="16pt" style:font-style-complex="italic" style:font-weight-complex="normal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bold" style:font-name-asian="MS PGothic2" style:font-size-asian="20pt" style:font-style-asian="normal" style:font-weight-asian="bold" style:font-size-complex="20pt" style:font-style-complex="normal" style:font-weight-complex="bold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Verdana1" fo:font-size="20pt" fo:letter-spacing="normal" fo:font-style="normal" style:text-underline-style="none" fo:font-weight="normal" style:font-name-asian="MS PGothic2" style:font-size-asian="20pt" style:font-style-asian="normal" style:font-weight-asian="normal" style:font-name-complex="MS PGothic3" style:font-size-complex="20pt" style:font-style-complex="normal" style:font-weight-complex="normal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-30% 58%" style:font-name="Verdana1" fo:font-size="20pt" fo:letter-spacing="normal" fo:font-style="normal" style:text-underline-style="none" fo:font-weight="normal" style:font-name-asian="MS PGothic2" style:font-size-asian="20pt" style:font-style-asian="normal" style:font-weight-asian="normal" style:font-name-complex="MS PGothic3" style:font-size-complex="20pt" style:font-style-complex="normal" style:font-weight-complex="normal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Courier1" fo:font-size="20pt" fo:letter-spacing="normal" fo:font-style="normal" style:text-underline-style="none" fo:font-weight="normal" style:font-name-asian="MS PGothic2" style:font-size-asian="20pt" style:font-style-asian="normal" style:font-weight-asian="normal" style:font-name-complex="MS PGothic3" style:font-size-complex="20pt" style:font-style-complex="normal" style:font-weight-complex="normal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DejaVu Sans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81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number text:level="2" style:num-format="">
        <style:list-level-properties text:space-before="1.5cm" text:min-label-width="0.9cm"/>
        <style:text-properties fo:color="#3333cc" fo:font-size="8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">
        <style:list-level-properties text:space-before="0.00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suffix="." style:num-format="1" text:start-value="7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suffix="." style:num-format="1" text:start-value="7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draw:custom-shape draw:name="Rectangle 1026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7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8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9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0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3" draw:style-name="gr2" draw:text-style-name="P6" draw:layer="layout" svg:width="22.753cm" svg:height="7.196cm" svg:x="0.847cm" svg:y="5.715cm">
          <text:p text:style-name="P2"><text:span text:style-name="T1"/></text:p>
          <text:p text:style-name="P2"><text:span text:style-name="T2">MAS: </text:span><text:span text:style-name="T2">Betri</text:span><text:span text:style-name="T2">ebss</text:span><text:span text:style-name="T2">yste</text:span><text:span text:style-name="T2">me</text:span></text:p>
          <text:p text:style-name="P3"><text:span text:style-name="T3"/></text:p>
          <text:p text:style-name="P4"><text:span text:style-name="T4">CPU-</text:span><text:span text:style-name="T4">Sched</text:span><text:span text:style-name="T4">uling - </text:span><text:span text:style-name="T4">Grund</text:span><text:span text:style-name="T4">konzep</text:span><text:span text:style-name="T4">te</text:span></text:p>
          <text:p text:style-name="P5"><text:span text:style-name="T5"/></text:p>
          <text:p text:style-name="P5"><text:span text:style-name="T5">T. </text:span><text:span text:style-name="T5">Pospíše</text:span><text:span text:style-name="T5">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23-10-03">3.10.23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1026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7" draw:style-name="gr4" draw:text-style-name="P9" draw:layer="layout" svg:width="8.554cm" svg:height="1.322cm" svg:x="11.174cm" svg:y="27.067cm">
            <text:p text:style-name="P10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8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9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0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1" draw:style-name="gr4" draw:text-style-name="P9" draw:layer="layout" svg:width="8.558cm" svg:height="1.331cm" svg:x="11.17cm" svg:y="27.054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2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3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4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5" draw:style-name="gr4" draw:text-style-name="P9" draw:layer="layout" svg:width="8.558cm" svg:height="1.331cm" svg:x="11.17cm" svg:y="27.049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6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7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8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9" draw:style-name="gr4" draw:text-style-name="P9" draw:layer="layout" svg:width="8.558cm" svg:height="1.318cm" svg:x="11.17cm" svg:y="27.045cm">
            <text:p text:style-name="P10"><text:span text:style-name="T7">2</text:span></text:p>
            <draw:enhanced-geometry draw:mirror-horizontal="false" draw:mirror-vertical="false" svg:viewBox="0 0 8559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0" draw:style-name="gr3" draw:text-style-name="P9" draw:layer="layout" svg:width="8.549cm" svg:height="1.318cm" svg:x="-0.009cm" svg:y="27.045cm">
            <text:p/>
            <draw:enhanced-geometry draw:mirror-horizontal="false" draw:mirror-vertical="false" svg:viewBox="0 0 8550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1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2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3" draw:style-name="gr4" draw:text-style-name="P9" draw:layer="layout" svg:width="8.572cm" svg:height="1.331cm" svg:x="11.157cm" svg:y="27.032cm">
            <text:p text:style-name="P10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4" draw:style-name="gr3" draw:text-style-name="P9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5" draw:style-name="gr3" draw:text-style-name="P9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1046" draw:style-name="gr5" draw:layer="layout" svg:width="13.233cm" svg:height="9.921cm" svg:x="3.241cm" svg:y="2.509cm" draw:page-number="1" presentation:class="page"/>
          <draw:frame draw:name="Rectangle 1047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3">
            <text:list-item>
              <text:p text:style-name="P13"><text:span text:style-name="T9">Einführun</text:span><text:span text:style-name="T9">g in </text:span><text:span text:style-name="T9">Computer</text:span><text:span text:style-name="T9">systeme</text:span></text:p>
            </text:list-item>
            <text:list-item>
              <text:p text:style-name="P13"><text:span text:style-name="T9">Entwicklun</text:span><text:span text:style-name="T9">g von </text:span><text:span text:style-name="T9">Betriebssy</text:span><text:span text:style-name="T9">stemen</text:span></text:p>
            </text:list-item>
            <text:list-item>
              <text:p text:style-name="P13"><text:span text:style-name="T9">Architektur</text:span><text:span text:style-name="T9">ansätze</text:span></text:p>
            </text:list-item>
            <text:list-item>
              <text:p text:style-name="P13"><text:span text:style-name="T10">Interruptv</text:span><text:span text:style-name="T10">erarbeitu</text:span><text:span text:style-name="T10">ng in </text:span><text:span text:style-name="T10">Betriebss</text:span><text:span text:style-name="T10">ystemen</text:span></text:p>
            </text:list-item>
            <text:list-item>
              <text:p text:style-name="P13"><text:span text:style-name="T10">Prozesse </text:span><text:span text:style-name="T10">und </text:span><text:span text:style-name="T10">Threads</text:span></text:p>
            </text:list-item>
            <text:list-item>
              <text:p text:style-name="P13"><text:span text:style-name="T11">CPU-</text:span><text:span text:style-name="T11">Scheduli</text:span><text:span text:style-name="T11">ng</text:span></text:p>
            </text:list-item>
            <text:list-item>
              <text:p text:style-name="P13"><text:span text:style-name="T10">Synchroni</text:span><text:span text:style-name="T10">sation </text:span><text:span text:style-name="T10">und </text:span><text:span text:style-name="T10">Kommuni</text:span><text:span text:style-name="T10">kation</text:span></text:p>
            </text:list-item>
            <text:list-item>
              <text:p text:style-name="P13"><text:span text:style-name="T10">Speicher</text:span><text:span text:style-name="T10">verwaltu</text:span><text:span text:style-name="T10">ng </text:span></text:p>
            </text:list-item>
            <text:list-item>
              <text:p text:style-name="P13"><text:span text:style-name="T10">Geräte- </text:span><text:span text:style-name="T10">und </text:span><text:span text:style-name="T10">Dateiver</text:span><text:span text:style-name="T10">waltung</text:span></text:p>
            </text:list-item>
            <text:list-item>
              <text:p text:style-name="P13"><text:span text:style-name="T10">Betriebss</text:span><text:span text:style-name="T10">ystemvirt</text:span><text:span text:style-name="T10">ualisierun</text:span><text:span text:style-name="T10">g</text:span></text:p>
            </text:list-item>
          </text:list>
          <text:p text:style-name="P13"><text:span text:style-name="T10"/></text:p>
          <text:p text:style-name="P14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7.197cm" svg:height="3.986cm" svg:x="15.699cm" svg:y="7.303cm">
          <draw:image xlink:href="Pictures/10006BF00000352E00001D34C469E5AC3EFA63CC.wmf" xlink:type="simple" xlink:show="embed" xlink:actuate="onLoad" draw:mime-type="image/x-wmf">
            <text:p/>
          </draw:image>
          <draw:image xlink:href="Pictures/10000001000002030000011BF25E60086B3FC2C4.png" xlink:type="simple" xlink:show="embed" xlink:actuate="onLoad" draw:mime-type="image/png"/>
        </draw:frame>
        <draw:frame draw:style-name="gr8" draw:text-style-name="P15" draw:layer="layout" svg:width="7.197cm" svg:height="3.986cm" svg:x="15.699cm" svg:y="12.312cm">
          <draw:image xlink:href="Pictures/100076A40000352E00001D347024FDB18AA9FFDE.wmf" xlink:type="simple" xlink:show="embed" xlink:actuate="onLoad" draw:mime-type="image/x-wmf">
            <text:p/>
          </draw:image>
          <draw:image xlink:href="Pictures/10000001000002030000011BDB6273B5C808E3FC.png" xlink:type="simple" xlink:show="embed" xlink:actuate="onLoad" draw:mime-type="image/png"/>
        </draw:fram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23-10-03">3.10.23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18cm" svg:x="11.17cm" svg:y="27.045cm">
            <text:p text:style-name="P10"><text:span text:style-name="T7">2</text:span></text:p>
            <draw:enhanced-geometry draw:mirror-horizontal="false" draw:mirror-vertical="false" svg:viewBox="0 0 8559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18cm" svg:x="-0.009cm" svg:y="27.045cm">
            <text:p/>
            <draw:enhanced-geometry draw:mirror-horizontal="false" draw:mirror-vertical="false" svg:viewBox="0 0 8550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2" presentation:class="page"/>
          <draw:frame draw:name="Rectangle 23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Zielsetzung</text:span></text:p>
          </draw:text-box>
        </draw:frame>
        <draw:custom-shape draw:name="Rectangle 8" draw:style-name="gr7" draw:text-style-name="P1" draw:layer="layout" svg:width="19.261cm" svg:height="8.677cm" svg:x="1.905cm" svg:y="4.022cm">
          <text:list text:style-name="L4">
            <text:list-item>
              <text:p text:style-name="P16"><text:span text:style-name="T12">Der </text:span><text:span text:style-name="T12">Studier</text:span><text:span text:style-name="T12">ende </text:span><text:span text:style-name="T12">soll die </text:span><text:span text:style-name="T12">wesent</text:span><text:span text:style-name="T12">lichen </text:span><text:span text:style-name="T12">CPU-</text:span><text:span text:style-name="T12">Schedu</text:span><text:span text:style-name="T12">ling-</text:span><text:span text:style-name="T12">Verfahr</text:span><text:span text:style-name="T12">en </text:span><text:span text:style-name="T12">versteh</text:span><text:span text:style-name="T12">en und </text:span><text:span text:style-name="T12">erläute</text:span><text:span text:style-name="T12">rn </text:span><text:span text:style-name="T12">können</text:span></text:p>
            </text:list-item>
          </text:list>
          <text:p text:style-name="P16"><text:span text:style-name="T12"/></text:p>
          <text:list text:continue-numbering="true" text:style-name="L4">
            <text:list-item>
              <text:p text:style-name="P16"><text:span text:style-name="T12">Insbes</text:span><text:span text:style-name="T12">ondere </text:span><text:span text:style-name="T12">soll </text:span><text:span text:style-name="T12">das </text:span><text:span text:style-name="T12">Round-</text:span><text:span text:style-name="T12">Robin-</text:span><text:span text:style-name="T12">Verfahr</text:span><text:span text:style-name="T12">en mit </text:span><text:span text:style-name="T12">und </text:span><text:span text:style-name="T12">ohne </text:span><text:span text:style-name="T12">Prioritä</text:span><text:span text:style-name="T12">tenste</text:span><text:span text:style-name="T12">uerung </text:span><text:span text:style-name="T12">skizzier</text:span><text:span text:style-name="T12">t und </text:span><text:span text:style-name="T12">mit </text:span><text:span text:style-name="T12">andere</text:span><text:span text:style-name="T12">n </text:span><text:span text:style-name="T12">Algorit</text:span><text:span text:style-name="T12">hmen </text:span><text:span text:style-name="T12">verglic</text:span><text:span text:style-name="T12">hen </text:span><text:span text:style-name="T12">werden </text:span><text:span text:style-name="T12">können</text:span></text:p>
            </text:list-item>
          </text:list>
          <text:p text:style-name="P16"><text:span text:style-name="T13"/></text:p>
          <text:p text:style-name="P16"><text:span text:style-name="T13"/></text:p>
          <text:p text:style-name="P16"><text:span text:style-name="T13"/></text:p>
          <text:p text:style-name="P16"><text:span text:style-name="T13"/></text:p>
          <text:p text:style-name="P17"><text:span text:style-name="T14">Scheduling </text:span><text:span text:style-name="T14">= </text:span><text:span text:style-name="T14">Ablaufpl</text:span><text:span text:style-name="T14">anung</text:span></text:p>
          <draw:enhanced-geometry draw:mirror-horizontal="false" draw:mirror-vertical="false" svg:viewBox="0 0 19262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23-10-03">3.10.23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18cm" svg:x="11.17cm" svg:y="27.045cm">
            <text:p text:style-name="P10"><text:span text:style-name="T7">2</text:span></text:p>
            <draw:enhanced-geometry draw:mirror-horizontal="false" draw:mirror-vertical="false" svg:viewBox="0 0 8559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18cm" svg:x="-0.009cm" svg:y="27.045cm">
            <text:p/>
            <draw:enhanced-geometry draw:mirror-horizontal="false" draw:mirror-vertical="false" svg:viewBox="0 0 8550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" presentation:class="page"/>
          <draw:frame draw:name="Rectangle 23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8"><text:span text:style-name="T15">Gru</text:span><text:span text:style-name="T15">ndla</text:span><text:span text:style-name="T15">gen</text:span></text:p>
            </text:list-item>
            <text:list-item>
              <text:p text:style-name="P18"><text:span text:style-name="T5">Sche</text:span><text:span text:style-name="T5">dulin</text:span><text:span text:style-name="T5">g-</text:span><text:span text:style-name="T5">Verfa</text:span><text:span text:style-name="T5">hren</text:span></text:p>
            </text:list-item>
            <text:list-item>
              <text:p text:style-name="P18"><text:span text:style-name="T5">Vergl</text:span><text:span text:style-name="T5">eich </text:span><text:span text:style-name="T5">von </text:span><text:span text:style-name="T5">Sche</text:span><text:span text:style-name="T5">dulin</text:span><text:span text:style-name="T5">g-</text:span><text:span text:style-name="T5">Verfa</text:span><text:span text:style-name="T5">hren </text:span></text:p>
            </text:list-item>
          </text:list>
          <text:p text:style-name="P18"><text:span text:style-name="T5"/></text:p>
          <text:p text:style-name="P19"><text:span text:style-name="T5"/></text:p>
          <text:p text:style-name="P20"><text:span text:style-name="T16"/></text:p>
          <text:p text:style-name="P20"><text:span text:style-name="T16"/></text:p>
          <text:p text:style-name="P21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23-10-03">3.10.23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9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1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9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9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9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1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9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9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9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31cm" svg:x="11.165cm" svg:y="27.049cm">
            <text:p text:style-name="P10"><text:span text:style-name="T1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9" draw:text-style-name="P9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9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9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18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9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9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9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18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9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9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5cm" draw:page-number="4" presentation:class="page"/>
          <draw:frame draw:name="Rectangle 23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Aspekte der CPU-Zuteilung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Aspekte der CPU-Zuteilung</text:span></text:p>
          </draw:text-box>
        </draw:frame>
        <draw:frame draw:name="Rectangle 3" presentation:style-name="pr6" draw:text-style-name="P1" draw:layer="layout" svg:width="23cm" svg:height="8.254cm" svg:x="1.4cm" svg:y="3.387cm" presentation:class="outline" presentation:user-transformed="true">
          <draw:text-box>
            <text:list text:style-name="L6">
              <text:list-item>
                <text:p text:style-name="P22"><text:span text:style-name="T19">CPU-Vergabe in Abhängigkeit der Scheduling-</text:span><text:span text:style-name="T19">Einheit</text:span><text:span text:style-name="T20">: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21">Prozess-basiert: CPU wird nur ganzen Prozessen </text:span><text:span text:style-name="T21">zugeteilt</text:span></text:p>
                  </text:list-item>
                  <text:list-item>
                    <text:p text:style-name="P23"><text:span text:style-name="T21">Thread-basiert: CPU wird Threads zugeteilt</text:span></text:p>
                  </text:list-item>
                  <text:list-item>
                    <text:p text:style-name="P23"><text:span text:style-name="T21">Fiber: kooperatives Multitasking – Wechsel muss </text:span><text:span text:style-name="T21">vom Programmierer explizit herbeigeführt </text:span><text:span text:style-name="T21">werden</text:span></text:p>
                  </text:list-item>
                </text:list>
              </text:list-item>
              <text:list-item>
                <text:p text:style-name="P22"><text:span text:style-name="T19">CPU-Vergabe in Abhängigkeit des Prozesstyps:</text:span></text:p>
                <text:list>
                  <text:list-item>
                    <text:p text:style-name="P23"><text:span text:style-name="T21">Prozess A ist CPU-lastig (rechenintensiv)</text:span></text:p>
                  </text:list-item>
                  <text:list-item>
                    <text:p text:style-name="P22"><text:span text:style-name="T21">Prozess B ist Ein-/Ausgabe-lastig</text:span><text:span text:style-name="T22"> 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19.085cm" svg:height="5.997cm" svg:x="2.963cm" svg:y="12.842cm">
          <draw:image xlink:href="Pictures/100061F000003C190000130FF07A55EECCA12668.wmf" xlink:type="simple" xlink:show="embed" xlink:actuate="onLoad" draw:mime-type="image/x-wmf">
            <text:p/>
          </draw:image>
          <draw:image xlink:href="Pictures/1000000100000245000000B87822F288C7712D69.png" xlink:type="simple" xlink:show="embed" xlink:actuate="onLoad" draw:mime-type="image/png"/>
        </draw:frame>
        <presentation:notes draw:style-name="dp3">
          <draw:page-thumbnail draw:style-name="gr5" draw:layer="layout" svg:width="14.848cm" svg:height="11.136cm" svg:x="3.075cm" svg:y="2.257cm" draw:page-number="5" presentation:class="page"/>
          <draw:frame presentation:style-name="pr7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Der Prozessmanager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Der Prozessmanager</text:span></text:p>
          </draw:text-box>
        </draw:frame>
        <draw:frame draw:name="Rectangle 3" presentation:style-name="pr6" draw:text-style-name="P1" draw:layer="layout" svg:width="21.883cm" svg:height="13.334cm" svg:x="2.117cm" svg:y="3.598cm" presentation:class="outline" presentation:user-transformed="true">
          <draw:text-box>
            <text:list text:style-name="L6">
              <text:list-item>
                <text:p text:style-name="P22"><text:span text:style-name="T23">Scheduler</text:span><text:span text:style-name="T22">: 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21">Komponente, welche die Planung der </text:span><text:span text:style-name="T21">Betriebsmittelzuteilung (Scheduling = </text:span><text:span text:style-name="T21">Ablaufplanung) übernimmt</text:span></text:p>
                  </text:list-item>
                </text:list>
              </text:list-item>
              <text:list-item>
                <text:p text:style-name="P22"><text:span text:style-name="T23">Dispatcher</text:span><text:span text:style-name="T22">: </text:span></text:p>
                <text:list>
                  <text:list-item>
                    <text:p text:style-name="P23"><text:span text:style-name="T21">Komponente, die für den Prozesswechsel </text:span><text:span text:style-name="T21">zuständig ist (Dispatching = Arbeitsverteilung, </text:span><text:span text:style-name="T21">Disposition)</text:span></text:p>
                  </text:list-item>
                </text:list>
              </text:list-item>
              <text:list-item>
                <text:p text:style-name="P22"><text:span text:style-name="T22">Scheduler und Dispatcher sind logische </text:span><text:span text:style-name="T22">Teile des Prozessmanagers</text:span></text:p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6" presentation:class="page"/>
          <draw:frame presentation:style-name="pr8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as Zeitscheibenverfahren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Das Zeitscheibenverfahren</text:span></text:p>
          </draw:text-box>
        </draw:frame>
        <draw:custom-shape draw:name="Ellipse 6" draw:style-name="gr10" draw:text-style-name="P25" draw:layer="layout" svg:width="6.799cm" svg:height="6.001cm" svg:x="18.001cm" svg:y="10.773cm">
          <text:p/>
          <draw:enhanced-geometry draw:mirror-horizontal="false" draw:mirror-vertical="false" svg:viewBox="0 0 6800 600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Rectangle 3" presentation:style-name="pr6" draw:text-style-name="P1" draw:layer="layout" svg:width="20.584cm" svg:height="13.334cm" svg:x="2.117cm" svg:y="3.598cm" presentation:class="outline" presentation:user-transformed="true">
          <draw:text-box>
            <text:list text:style-name="L6">
              <text:list-item>
                <text:p text:style-name="P22"><text:span text:style-name="T23">Zeitscheibenverfahren </text:span><text:span text:style-name="T22">(Timesharing)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21">neu-CPU-Zuteilung durch Betriebssystem, wenn 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26"><text:span text:style-name="T24">laufender Prozess auf ein Ereignis wartet</text:span></text:p>
                      </text:list-item>
                      <text:list-item>
                        <text:p text:style-name="P26"><text:span text:style-name="T24">laufender Prozess eine bestimmte Zeit den </text:span><text:span text:style-name="T24">Prozessor nutzte</text:span></text:p>
                      </text:list-item>
                    </text:list>
                  </text:list-item>
                </text:list>
              </text:list-item>
              <text:list-item>
                <text:p text:style-name="P23"><text:span text:style-name="T21">Zeitscheibe = Quantum: 10 ms, 100 ms, .... </text:span></text:p>
                <text:list>
                  <text:list-item>
                    <text:p text:style-name="P23"><text:span text:style-name="T21">abhängig von CPU, Betriebssystem</text:span><text:span text:style-name="T21"><text:line-break/></text:span><text:span text:style-name="T21">und Funktion/Konfig (Server, Desktop)</text:span></text:p>
                  </text:list-item>
                  <text:list-item>
                    <text:p text:style-name="P23"><text:span text:style-name="T21">Zeitscheibe je CPU</text:span></text:p>
                  </text:list-item>
                </text:list>
              </text:list-item>
            </text:list>
          </draw:text-box>
        </draw:frame>
        <draw:line draw:name="Gerade Verbindung 8" draw:style-name="gr11" draw:text-style-name="P27" draw:layer="layout" svg:x1="21.202cm" svg:y1="13.974cm" svg:x2="21.4cm" svg:y2="10.772cm">
          <text:p/>
        </draw:line>
        <draw:line draw:name="Gerade Verbindung 10" draw:style-name="gr11" draw:text-style-name="P27" draw:layer="layout" svg:x1="21.202cm" svg:y1="13.974cm" svg:x2="23.808cm" svg:y2="11.65cm">
          <text:p/>
        </draw:line>
        <draw:line draw:name="Gerade Verbindung 12" draw:style-name="gr11" draw:text-style-name="P27" draw:layer="layout" svg:x1="21.202cm" svg:y1="13.974cm" svg:x2="24.8cm" svg:y2="13.771cm">
          <text:p/>
        </draw:line>
        <draw:line draw:name="Gerade Verbindung 14" draw:style-name="gr11" draw:text-style-name="P27" draw:layer="layout" svg:x1="21.202cm" svg:y1="13.974cm" svg:x2="23.808cm" svg:y2="15.892cm">
          <text:p/>
        </draw:line>
        <draw:line draw:name="Gerade Verbindung 16" draw:style-name="gr11" draw:text-style-name="P27" draw:layer="layout" svg:x1="21.202cm" svg:y1="13.974cm" svg:x2="21.4cm" svg:y2="16.774cm">
          <text:p/>
        </draw:line>
        <draw:line draw:name="Gerade Verbindung 18" draw:style-name="gr11" draw:text-style-name="P27" draw:layer="layout" svg:x1="21.202cm" svg:y1="13.974cm" svg:x2="18.997cm" svg:y2="15.892cm">
          <text:p/>
        </draw:line>
        <draw:line draw:name="Gerade Verbindung 20" draw:style-name="gr11" draw:text-style-name="P27" draw:layer="layout" svg:x1="21.202cm" svg:y1="13.974cm" svg:x2="18cm" svg:y2="13.771cm">
          <text:p/>
        </draw:line>
        <draw:line draw:name="Gerade Verbindung 22" draw:style-name="gr11" draw:text-style-name="P27" draw:layer="layout" svg:x1="21.202cm" svg:y1="13.974cm" svg:x2="18.997cm" svg:y2="11.65cm">
          <text:p/>
        </draw:line>
        <draw:custom-shape draw:name="Textfeld 26" draw:style-name="gr12" draw:text-style-name="P1" draw:layer="layout" svg:width="1.198cm" svg:height="0.927cm" svg:x="21.972cm" svg:y="11.372cm">
          <text:p text:style-name="P12"><text:span text:style-name="T10">P1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7" draw:style-name="gr12" draw:text-style-name="P1" draw:layer="layout" svg:width="1.198cm" svg:height="0.927cm" svg:x="23.174cm" svg:y="12.572cm">
          <text:p text:style-name="P12"><text:span text:style-name="T10">P2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8" draw:style-name="gr12" draw:text-style-name="P1" draw:layer="layout" svg:width="1.198cm" svg:height="0.927cm" svg:x="23.375cm" svg:y="14.173cm">
          <text:p text:style-name="P12"><text:span text:style-name="T10">P3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9" draw:style-name="gr12" draw:text-style-name="P1" draw:layer="layout" svg:width="1.198cm" svg:height="0.927cm" svg:x="21.972cm" svg:y="15.372cm">
          <text:p text:style-name="P12"><text:span text:style-name="T10">P4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0" draw:style-name="gr12" draw:text-style-name="P1" draw:layer="layout" svg:width="1.198cm" svg:height="0.927cm" svg:x="20.173cm" svg:y="15.372cm">
          <text:p text:style-name="P12"><text:span text:style-name="T10">P5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1" draw:style-name="gr12" draw:text-style-name="P1" draw:layer="layout" svg:width="1.198cm" svg:height="0.927cm" svg:x="18.974cm" svg:y="13.974cm">
          <text:p text:style-name="P12"><text:span text:style-name="T10">P6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2" draw:style-name="gr12" draw:text-style-name="P1" draw:layer="layout" svg:width="1.198cm" svg:height="0.927cm" svg:x="18.773cm" svg:y="12.634cm">
          <text:p text:style-name="P12"><text:span text:style-name="T10">P7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3" draw:style-name="gr12" draw:text-style-name="P1" draw:layer="layout" svg:width="1.198cm" svg:height="0.927cm" svg:x="19.772cm" svg:y="11.571cm">
          <text:p text:style-name="P12"><text:span text:style-name="T10">P8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3" draw:text-style-name="P30" draw:layer="layout" svg:width="13.501cm" svg:height="3.597cm" svg:x="2.099cm" svg:y="12.325cm">
          <text:p text:style-name="P28"><text:span text:style-name="T17"/></text:p>
          <text:list text:style-name="L9">
            <text:list-item>
              <text:p text:style-name="P29"><text:span text:style-name="T17">Beispiel: Ein Quantum von 10 ms bedeutet 100 Kontextwechsel pro Sekunde </text:span><text:span text:style-name="T10">(Overhead vernachlässigt)</text:span></text:p>
            </text:list-item>
          </text:list>
          <draw:enhanced-geometry draw:mirror-horizontal="false" draw:mirror-vertical="false" svg:viewBox="0 0 12801 35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6" draw:style-name="gr12" draw:text-style-name="P1" draw:layer="layout" svg:width="3.771cm" svg:height="0.927cm" svg:x="19.673cm" svg:y="17.073cm">
          <text:p text:style-name="P12"><text:span text:style-name="T10">Zeitscheibe</text:span></text:p>
          <draw:enhanced-geometry draw:mirror-horizontal="false" draw:mirror-vertical="false" svg:viewBox="0 0 377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7" presentation:class="page"/>
          <draw:frame presentation:style-name="pr8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cheduling-Kriterien und -Ziele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Scheduling-Kriterien und -Ziele</text:span></text:p>
          </draw:text-box>
        </draw:frame>
        <draw:frame draw:name="Rectangle 3" presentation:style-name="pr6" draw:text-style-name="P1" draw:layer="layout" svg:width="20.954cm" svg:height="13.546cm" svg:x="2.54cm" svg:y="3.924cm" presentation:class="outline" presentation:user-transformed="true">
          <draw:text-box>
            <text:list text:style-name="L6">
              <text:list-item>
                <text:p text:style-name="P31"><text:span text:style-name="T22">Für die Zuteilung von Zeitscheiben (Time </text:span><text:span text:style-name="T22">slices) gibt es verschiedene Scheduling-</text:span><text:span text:style-name="T22">Ziele:</text:span></text:p>
              </text:list-item>
            </text:list>
            <text:list text:style-name="L7">
              <text:list-item>
                <text:list>
                  <text:list-item>
                    <text:p text:style-name="P32"><text:span text:style-name="T25">Fairness</text:span><text:span text:style-name="T21">: 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33"><text:span text:style-name="T24">Jeder Prozess erhält eine garantierte </text:span><text:span text:style-name="T24">Mindestzuteilung</text:span></text:p>
                      </text:list-item>
                    </text:list>
                  </text:list-item>
                  <text:list-item>
                    <text:p text:style-name="P32"><text:span text:style-name="T25">Effizienz</text:span><text:span text:style-name="T21">:</text:span></text:p>
                    <text:list>
                      <text:list-item>
                        <text:p text:style-name="P33"><text:span text:style-name="T24">Möglichst volle Auslastung der CPUs</text:span></text:p>
                      </text:list-item>
                    </text:list>
                  </text:list-item>
                  <text:list-item>
                    <text:p text:style-name="P32"><text:span text:style-name="T25">Antwortzeit</text:span><text:span text:style-name="T21">: </text:span></text:p>
                    <text:list>
                      <text:list-item>
                        <text:p text:style-name="P33"><text:span text:style-name="T24">Soll minimiert werden</text:span></text:p>
                      </text:list-item>
                    </text:list>
                  </text:list-item>
                  <text:list-item>
                    <text:p text:style-name="P32"><text:span text:style-name="T25">Verweilzeit (Durchlaufzeit)</text:span><text:span text:style-name="T21">:</text:span></text:p>
                    <text:list>
                      <text:list-item>
                        <text:p text:style-name="P33"><text:span text:style-name="T24">Wartezeit von Prozessen soll möglichst klein sein</text:span></text:p>
                      </text:list-item>
                    </text:list>
                  </text:list-item>
                  <text:list-item>
                    <text:p text:style-name="P32"><text:span text:style-name="T25">Durchsatz</text:span><text:span text:style-name="T21">:</text:span></text:p>
                    <text:list>
                      <text:list-item>
                        <text:p text:style-name="P33"><text:span text:style-name="T24">Maximierung der Aufträge, die ein Betriebssystem </text:span><text:span text:style-name="T24">in einem Zeitintervall durchführt</text:span></text:p>
                      </text:list-item>
                    </text:list>
                  </text:list-item>
                  <text:list-item>
                    <text:p text:style-name="P32"><text:span text:style-name="T21">...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8" presentation:class="page"/>
          <draw:frame presentation:style-name="pr8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cheduling-Ziele je nach Betriebssystemtyp" draw:style-name="dp1" draw:master-page-name="Titel_20_und_20_Inhalt" presentation:presentation-page-layout-name="AL2T11">
        <draw:frame draw:name="Rectangle 2" presentation:style-name="pr5" draw:text-style-name="P1" draw:layer="layout" svg:width="17.707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Scheduling-Ziele je nach Betriebssystemtyp</text:span></text:p>
          </draw:text-box>
        </draw:frame>
        <draw:g draw:name="Group 29">
          <draw:custom-shape draw:name="Rectangle 5" draw:style-name="gr14" draw:text-style-name="P35" draw:layer="layout" svg:width="3.809cm" svg:height="1.481cm" svg:x="3.1cm" svg:y="6.138cm">
            <text:p text:style-name="P34"><text:span text:style-name="T10">Batch-</text:span></text:p>
            <text:p text:style-name="P34"><text:span text:style-name="T10">Systeme</text:span></text:p>
            <draw:enhanced-geometry draw:mirror-horizontal="false" draw:mirror-vertical="false" svg:viewBox="0 0 381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14" draw:text-style-name="P35" draw:layer="layout" svg:width="3.809cm" svg:height="1.481cm" svg:x="3.1cm" svg:y="9.313cm">
            <text:p text:style-name="P34"><text:span text:style-name="T10">Dialog-</text:span></text:p>
            <text:p text:style-name="P34"><text:span text:style-name="T10">Systeme</text:span></text:p>
            <draw:enhanced-geometry draw:mirror-horizontal="false" draw:mirror-vertical="false" svg:viewBox="0 0 381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4" draw:text-style-name="P35" draw:layer="layout" svg:width="3.809cm" svg:height="1.481cm" svg:x="3.1cm" svg:y="12.912cm">
            <text:p text:style-name="P34"><text:span text:style-name="T10">Realtime-</text:span></text:p>
            <text:p text:style-name="P34"><text:span text:style-name="T10">Systeme</text:span></text:p>
            <draw:enhanced-geometry draw:mirror-horizontal="false" draw:mirror-vertical="false" svg:viewBox="0 0 381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9" draw:style-name="gr14" draw:text-style-name="P35" draw:layer="layout" svg:width="4.021cm" svg:height="1.692cm" svg:x="13.26cm" svg:y="4.445cm">
            <text:p text:style-name="P34"><text:span text:style-name="T10">Fairness</text:span></text:p>
            <draw:enhanced-geometry draw:mirror-horizontal="false" draw:mirror-vertical="false" svg:viewBox="0 0 4022 1693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2" draw:style-name="gr14" draw:text-style-name="P35" draw:layer="layout" svg:width="4.021cm" svg:height="1.692cm" svg:x="17.07cm" svg:y="8.255cm">
            <text:p text:style-name="P34"><text:span text:style-name="T10">Durchsatz</text:span></text:p>
            <draw:enhanced-geometry draw:mirror-horizontal="false" draw:mirror-vertical="false" svg:viewBox="0 0 4022 1693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4" draw:style-name="gr15" draw:text-style-name="P36" draw:layer="layout" svg:width="4.2cm" svg:height="1.767cm" svg:x="15.8cm" svg:y="12.7cm">
            <text:p text:style-name="P34"><text:span text:style-name="T10">CPU-</text:span></text:p>
            <text:p text:style-name="P34"><text:span text:style-name="T10">Auslastung</text:span></text:p>
            <draw:enhanced-geometry draw:mirror-horizontal="false" draw:mirror-vertical="false" svg:viewBox="0 0 4022 1693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5" draw:style-name="gr16" draw:text-style-name="P36" draw:layer="layout" svg:width="4.021cm" svg:height="1.692cm" svg:x="13.895cm" svg:y="14.605cm">
            <text:p text:style-name="P34"><text:span text:style-name="T10">Antwortzeit</text:span></text:p>
            <draw:enhanced-geometry draw:mirror-horizontal="false" draw:mirror-vertical="false" svg:viewBox="0 0 4022 1693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17" draw:style-name="gr17" draw:text-style-name="P1" draw:layer="layout" svg:x1="6.91cm" svg:y1="6.561cm" svg:x2="13.26cm" svg:y2="5.503cm">
            <text:p/>
          </draw:line>
          <draw:line draw:name="Line 18" draw:style-name="gr18" draw:text-style-name="P1" draw:layer="layout" svg:x1="6.91cm" svg:y1="9.948cm" svg:x2="13.471cm" svg:y2="5.715cm">
            <text:p/>
          </draw:line>
          <draw:line draw:name="Line 19" draw:style-name="gr19" draw:text-style-name="P1" draw:layer="layout" svg:x1="6.91cm" svg:y1="13.335cm" svg:x2="13.895cm" svg:y2="5.926cm">
            <text:p/>
          </draw:line>
          <draw:line draw:name="Line 20" draw:style-name="gr17" draw:text-style-name="P1" draw:layer="layout" svg:x1="6.91cm" svg:y1="6.773cm" svg:x2="16.011cm" svg:y2="6.985cm">
            <text:p/>
          </draw:line>
          <draw:line draw:name="Line 21" draw:style-name="gr18" draw:text-style-name="P1" draw:layer="layout" svg:x1="6.91cm" svg:y1="10.16cm" svg:x2="16.223cm" svg:y2="7.196cm">
            <text:p/>
          </draw:line>
          <draw:line draw:name="Line 22" draw:style-name="gr19" draw:text-style-name="P1" draw:layer="layout" svg:x1="6.91cm" svg:y1="13.546cm" svg:x2="16.435cm" svg:y2="7.408cm">
            <text:p/>
          </draw:line>
          <draw:custom-shape draw:name="Oval 11" draw:style-name="gr14" draw:text-style-name="P35" draw:layer="layout" svg:width="4.021cm" svg:height="1.692cm" svg:x="16.012cm" svg:y="6.138cm">
            <text:p text:style-name="P34"><text:span text:style-name="T10">Wartezeit</text:span></text:p>
            <draw:enhanced-geometry draw:mirror-horizontal="false" draw:mirror-vertical="false" svg:viewBox="0 0 4022 1693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23" draw:style-name="gr17" draw:text-style-name="P1" draw:layer="layout" svg:x1="6.91cm" svg:y1="6.985cm" svg:x2="17.07cm" svg:y2="9.101cm">
            <text:p/>
          </draw:line>
          <draw:line draw:name="Line 24" draw:style-name="gr17" draw:text-style-name="P1" draw:layer="layout" svg:x1="6.91cm" svg:y1="7.196cm" svg:x2="16.646cm" svg:y2="11.218cm">
            <text:p/>
          </draw:line>
          <draw:custom-shape draw:name="Oval 13" draw:style-name="gr20" draw:text-style-name="P36" draw:layer="layout" svg:width="4.177cm" svg:height="1.757cm" svg:x="16.223cm" svg:y="10.518cm">
            <text:p text:style-name="P34"><text:span text:style-name="T10">Durchlauf-</text:span><text:span text:style-name="T10"><text:line-break/></text:span><text:span text:style-name="T10">zeit</text:span></text:p>
            <draw:enhanced-geometry draw:mirror-horizontal="false" draw:mirror-vertical="false" svg:viewBox="0 0 4022 1693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25" draw:style-name="gr17" draw:text-style-name="P1" draw:layer="layout" svg:x1="6.91cm" svg:y1="7.408cm" svg:x2="16.011cm" svg:y2="13.123cm">
            <text:p/>
          </draw:line>
          <draw:line draw:name="Line 26" draw:style-name="gr19" draw:text-style-name="P1" draw:layer="layout" svg:x1="6.91cm" svg:y1="13.758cm" svg:x2="10.085cm" svg:y2="15.875cm">
            <text:p/>
          </draw:line>
          <draw:custom-shape draw:name="Oval 16" draw:style-name="gr21" draw:text-style-name="P36" draw:layer="layout" svg:width="4.283cm" svg:height="1.802cm" svg:x="9.4cm" svg:y="15.452cm">
            <text:p text:style-name="P34"><text:span text:style-name="T10">Vorher-</text:span></text:p>
            <text:p text:style-name="P34"><text:span text:style-name="T10">sehbarkeit</text:span></text:p>
            <draw:enhanced-geometry draw:mirror-horizontal="false" draw:mirror-vertical="false" svg:viewBox="0 0 4022 1693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27" draw:style-name="gr18" draw:text-style-name="P1" draw:layer="layout" svg:x1="6.91cm" svg:y1="10.371cm" svg:x2="15.376cm" svg:y2="14.605cm">
            <text:p/>
          </draw:line>
        </draw:g>
        <draw:custom-shape draw:name="Text Box 28" draw:style-name="gr12" draw:text-style-name="P1" draw:layer="layout" svg:width="4.212cm" svg:height="0.927cm" svg:x="20.7cm" svg:y="10.835cm">
          <text:p text:style-name="P12"><text:span text:style-name="T10">= Verweilzeit</text:span></text:p>
          <draw:enhanced-geometry draw:mirror-horizontal="false" draw:mirror-vertical="false" svg:viewBox="0 0 4208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9" presentation:class="page"/>
          <draw:frame presentation:style-name="pr8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8"><text:span text:style-name="T5">Grundlagen</text:span></text:p>
            </text:list-item>
            <text:list-item>
              <text:p text:style-name="P18"><text:span text:style-name="T15">Scheduling-Verfahren</text:span></text:p>
            </text:list-item>
            <text:list-item>
              <text:p text:style-name="P18"><text:span text:style-name="T5">Vergleich von Scheduling-Verfahren </text:span></text:p>
            </text:list-item>
          </text:list>
          <text:p text:style-name="P18"><text:span text:style-name="T5"/></text:p>
          <text:p text:style-name="P19"><text:span text:style-name="T5"/></text:p>
          <text:p text:style-name="P20"><text:span text:style-name="T16"/></text:p>
          <text:p text:style-name="P20"><text:span text:style-name="T16"/></text:p>
          <text:p text:style-name="P21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23-10-03">3.10.23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9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1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9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9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9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1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9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9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9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31cm" svg:x="11.165cm" svg:y="27.049cm">
            <text:p text:style-name="P10"><text:span text:style-name="T1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9" draw:text-style-name="P9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9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9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18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9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9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9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18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9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9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5cm" draw:page-number="10" presentation:class="page"/>
          <draw:frame draw:name="Rectangle 23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Grundlegende Scheduling-Verfahren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Grundlegende Scheduling-Verfahren</text:span></text:p>
          </draw:text-box>
        </draw:frame>
        <draw:frame draw:name="Rectangle 3" presentation:style-name="pr6" draw:text-style-name="P1" draw:layer="layout" svg:width="20.742cm" svg:height="13.546cm" svg:x="2.54cm" svg:y="3.598cm" presentation:class="outline" presentation:user-transformed="true">
          <draw:text-box>
            <text:list text:style-name="L6">
              <text:list-item>
                <text:p text:style-name="P37"><text:span text:style-name="T23">Non-Preemptive Scheduling</text:span><text:span text:style-name="T22">, auch: Run-</text:span><text:span text:style-name="T22">To-Completion-Verfahren (nicht </text:span><text:span text:style-name="T22">verdrängend)</text:span></text:p>
              </text:list-item>
            </text:list>
            <text:list text:style-name="L7">
              <text:list-item>
                <text:list>
                  <text:list-item>
                    <text:p text:style-name="P38"><text:span text:style-name="T21">Altes Verfahren, bei dem ein Prozess nicht </text:span><text:span text:style-name="T21">unterbrochen wird, bis er fertig ist</text:span></text:p>
                  </text:list-item>
                  <text:list-item>
                    <text:p text:style-name="P38"><text:span text:style-name="T21">Nicht geeignet für konkurrierende Benutzer im </text:span><text:span text:style-name="T21">Dialogbetrieb und auch nicht für die </text:span><text:span text:style-name="T21">Echtzeitverarbeitung</text:span></text:p>
                  </text:list-item>
                  <text:list-item>
                    <text:p text:style-name="P38"><text:span text:style-name="T21">Beispiel: MS-DOS</text:span></text:p>
                  </text:list-item>
                </text:list>
              </text:list-item>
            </text:list>
            <text:p text:style-name="P39"><text:span text:style-name="T21"/></text:p>
            <text:list text:continue-numbering="true" text:style-name="L7">
              <text:list-item>
                <text:p text:style-name="P37"><text:span text:style-name="T23">Preemptive Scheduling </text:span><text:span text:style-name="T22">(verdrängend)</text:span></text:p>
                <text:list>
                  <text:list-item>
                    <text:p text:style-name="P38"><text:span text:style-name="T21">Auch Vorrangunterbrechung genannt</text:span></text:p>
                  </text:list-item>
                  <text:list-item>
                    <text:p text:style-name="P38"><text:span text:style-name="T21">Rechenbereite Prozesse werden suspendiert</text:span></text:p>
                  </text:list-item>
                  <text:list-item>
                    <text:p text:style-name="P38"><text:span text:style-name="T21">Geeignet für konkurrierende Benutzer</text:span></text:p>
                  </text:list-item>
                  <text:list-item>
                    <text:p text:style-name="P38"><text:span text:style-name="T21">Zeitscheibentechnik erforderlich</text:span></text:p>
                  </text:list-item>
                </text:list>
              </text:list-item>
            </text:list>
            <text:p text:style-name="P40"><text:span text:style-name="T21"/></text:p>
          </draw:text-box>
        </draw:frame>
        <presentation:notes draw:style-name="dp3">
          <draw:page-thumbnail draw:style-name="gr5" draw:layer="layout" svg:width="14.848cm" svg:height="11.136cm" svg:x="3.075cm" svg:y="2.257cm" draw:page-number="11" presentation:class="page"/>
          <draw:frame presentation:style-name="pr7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cheduling-Algorithmen für Batch-Prozesse" draw:style-name="dp1" draw:master-page-name="Titel_20_und_20_Inhalt" presentation:presentation-page-layout-name="AL2T11">
        <draw:frame draw:name="Rectangle 2" presentation:style-name="pr5" draw:text-style-name="P1" draw:layer="layout" svg:width="13.507cm" svg:height="1.904cm" svg:x="1.693cm" svg:y="0.847cm" presentation:class="title" presentation:user-transformed="true">
          <draw:text-box>
            <text:p text:style-name="P12"><text:span text:style-name="T8">Scheduling-Algorithmen für Batch-Prozesse</text:span></text:p>
          </draw:text-box>
        </draw:frame>
        <draw:frame draw:name="Rectangle 3" presentation:style-name="pr6" draw:text-style-name="P1" draw:layer="layout" svg:width="20.742cm" svg:height="13.546cm" svg:x="2.54cm" svg:y="3.81cm" presentation:class="outline" presentation:user-transformed="true">
          <draw:text-box>
            <text:list text:style-name="L6">
              <text:list-item>
                <text:p text:style-name="P37"><text:span text:style-name="T22">First Come First Served (</text:span><text:span text:style-name="T23">FCFS</text:span><text:span text:style-name="T22">)</text:span><text:span text:style-name="T21"> </text:span></text:p>
              </text:list-item>
            </text:list>
            <text:list text:style-name="L7">
              <text:list-item>
                <text:list>
                  <text:list-item>
                    <text:p text:style-name="P38"><text:span text:style-name="T21">Nach der Reihenfolge des Eintreffens</text:span></text:p>
                  </text:list-item>
                </text:list>
              </text:list-item>
              <text:list-item>
                <text:p text:style-name="P37"><text:span text:style-name="T22">Shortest Job First (</text:span><text:span text:style-name="T23">SJF</text:span><text:span text:style-name="T22">)</text:span></text:p>
                <text:list>
                  <text:list-item>
                    <text:p text:style-name="P38"><text:span text:style-name="T21">Prozess mit kürzester Bedienzeit als erstes</text:span></text:p>
                  </text:list-item>
                </text:list>
              </text:list-item>
              <text:list-item>
                <text:p text:style-name="P37"><text:span text:style-name="T22">Shortest Remaining Time Next (</text:span><text:span text:style-name="T23">SRTN</text:span><text:span text:style-name="T22">)</text:span></text:p>
                <text:list>
                  <text:list-item>
                    <text:p text:style-name="P38"><text:span text:style-name="T21">Prozess mit der kürzesten verbleibenden </text:span><text:span text:style-name="T21">Restrechenzeit im System</text:span></text:p>
                  </text:list-item>
                </text:list>
              </text:list-item>
              <text:list-item>
                <text:p text:style-name="P37"><text:span text:style-name="T22">Bei manchen Strategien ist das </text:span><text:span text:style-name="T22">„Verhungern“ von Prozessen (</text:span><text:span text:style-name="T23">Starvation</text:span><text:span text:style-name="T22">) </text:span><text:span text:style-name="T22">möglich</text:span></text:p>
                <text:list>
                  <text:list-item>
                    <text:p text:style-name="P38"><text:span text:style-name="T21">Derartige Prozesse erhalten die CPU nie</text:span></text:p>
                  </text:list-item>
                  <text:list-item>
                    <text:p text:style-name="P38"><text:span text:style-name="T21">Bei SJF z.B. dann, wenn viele kurze Prozesse ins </text:span><text:span text:style-name="T21">System kommen </text:span><text:span text:style-name="T26">→</text:span><text:span text:style-name="T21"> Verhungern der langen Jobs 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12" presentation:class="page"/>
          <draw:frame presentation:style-name="pr8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cheduling-Algorithmen in interaktiven Prozesse (1)" draw:style-name="dp1" draw:master-page-name="Titel_20_und_20_Inhalt" presentation:presentation-page-layout-name="AL2T11">
        <draw:frame draw:name="Rectangle 2" presentation:style-name="pr5" draw:text-style-name="P1" draw:layer="layout" svg:width="17.507cm" svg:height="1.904cm" svg:x="1.693cm" svg:y="0.847cm" presentation:class="title" presentation:user-transformed="true">
          <draw:text-box>
            <text:p text:style-name="P12"><text:span text:style-name="T8">Scheduling-Algorithmen</text:span><text:span text:style-name="T8"><text:line-break/></text:span><text:span text:style-name="T8">in interaktiven Prozessen (1)</text:span></text:p>
          </draw:text-box>
        </draw:frame>
        <draw:frame draw:name="Rectangle 3" presentation:style-name="pr6" draw:text-style-name="P1" draw:layer="layout" svg:width="20.531cm" svg:height="13.546cm" svg:x="2.54cm" svg:y="3.387cm" presentation:class="outline" presentation:user-transformed="true">
          <draw:text-box>
            <text:list text:style-name="L6">
              <text:list-item>
                <text:p text:style-name="P37"><text:span text:style-name="T22">Round-Robin-Scheduling (</text:span><text:span text:style-name="T23">RR</text:span><text:span text:style-name="T22">) </text:span><text:span text:style-name="T24">= Rundlauf-</text:span><text:span text:style-name="T24">Verfahren </text:span></text:p>
              </text:list-item>
            </text:list>
            <text:list text:style-name="L7">
              <text:list-item>
                <text:list>
                  <text:list-item>
                    <text:p text:style-name="P41"><text:span text:style-name="T21">FCFS in Verbindung mit Zeitscheibe</text:span></text:p>
                  </text:list-item>
                  <text:list-item>
                    <text:p text:style-name="P38"><text:span text:style-name="T21">Leistung hängt von der Länge der Zeitscheibe </text:span><text:span text:style-name="T21">ab</text:span></text:p>
                  </text:list-item>
                  <text:list-item>
                    <text:p text:style-name="P38"><text:span text:style-name="T21">Wichtig: Kontext-Switch kostet auch Zeit </text:span></text:p>
                  </text:list-item>
                  <text:list-item>
                    <text:p text:style-name="P38"><text:span text:style-name="T21">Verhältnis Arbeitszeit/Umschaltzeit darf nicht zu </text:span><text:span text:style-name="T21">klein sein </text:span><text:span text:style-name="T27">➜</text:span><text:span text:style-name="T21"> Durchsatz schlecht</text:span></text:p>
                  </text:list-item>
                  <text:list-item>
                    <text:p text:style-name="P38"><text:span text:style-name="T21">Guter Wert für Zeitscheibe heute:</text:span><text:span text:style-name="T21"><text:line-break/></text:span><text:span text:style-name="T21">ca. 10 bis 200 ms</text:span></text:p>
                  </text:list-item>
                </text:list>
              </text:list-item>
              <text:list-item>
                <text:p text:style-name="P37"><text:span text:style-name="T22">Priority Scheduling (</text:span><text:span text:style-name="T23">PS</text:span><text:span text:style-name="T22">)</text:span></text:p>
                <text:list>
                  <text:list-item>
                    <text:p text:style-name="P41"><text:span text:style-name="T21">Prozess mit höchster Priorität als nächstes</text:span></text:p>
                  </text:list-item>
                  <text:list-item>
                    <text:p text:style-name="P41"><text:span text:style-name="T21">Dynamische (adaptive) und statische </text:span><text:span text:style-name="T21">Prioritäten und Kombination möglich</text:span></text:p>
                  </text:list-item>
                </text:list>
              </text:list-item>
            </text:list>
            <text:p text:style-name="P41"><text:span text:style-name="T21"/></text:p>
          </draw:text-box>
        </draw:frame>
        <presentation:notes draw:style-name="dp3">
          <draw:page-thumbnail draw:style-name="gr5" draw:layer="layout" svg:width="14.212cm" svg:height="10.659cm" svg:x="2.753cm" svg:y="2.16cm" draw:page-number="13" presentation:class="page"/>
          <draw:frame presentation:style-name="pr8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cheduling-Algorithmen in interaktiven Prozesse (2)" draw:style-name="dp1" draw:master-page-name="Titel_20_und_20_Inhalt" presentation:presentation-page-layout-name="AL2T11">
        <draw:custom-shape draw:name="Foliennummernplatzhalter 3" draw:style-name="gr22" draw:text-style-name="P1" draw:layer="layout" svg:width="5.291cm" svg:height="1.269cm" svg:x="18.415cm" svg:y="17.357cm">
          <text:p text:style-name="P10"><text:span text:style-name="T28">Seite </text:span><text:span text:style-name="T28"><text:page-number>&lt;number&gt;</text:page-number></text:span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5" draw:text-style-name="P1" draw:layer="layout" svg:width="17.707cm" svg:height="1.904cm" svg:x="1.693cm" svg:y="0.847cm" presentation:class="title" presentation:user-transformed="true">
          <draw:text-box>
            <text:p text:style-name="P12"><text:span text:style-name="T8">Scheduling-Algorithmen</text:span><text:span text:style-name="T8"><text:line-break/></text:span><text:span text:style-name="T8">in interaktiven Prozessen (2)</text:span></text:p>
          </draw:text-box>
        </draw:frame>
        <draw:frame draw:name="Rectangle 3" presentation:style-name="pr6" draw:text-style-name="P1" draw:layer="layout" svg:width="20.531cm" svg:height="13.546cm" svg:x="2.54cm" svg:y="3.387cm" presentation:class="outline" presentation:user-transformed="true">
          <draw:text-box>
            <text:list text:style-name="L6">
              <text:list-item>
                <text:p text:style-name="P18"><text:span text:style-name="T22">Shortest Remaining Time First (</text:span><text:span text:style-name="T23">SRTF</text:span><text:span text:style-name="T22">)</text:span></text:p>
              </text:list-item>
              <text:list-item>
                <text:p text:style-name="P18"><text:span text:style-name="T22">Lottery Scheduling</text:span></text:p>
              </text:list-item>
            </text:list>
            <text:list text:style-name="L7">
              <text:list-item>
                <text:list>
                  <text:list-item>
                    <text:p text:style-name="P41"><text:span text:style-name="T21">Zufällige Vergabe von CPU-Zeit </text:span></text:p>
                  </text:list-item>
                </text:list>
              </text:list-item>
              <text:list-item>
                <text:p text:style-name="P37"><text:span text:style-name="T22">Fair-Share-Scheduling</text:span></text:p>
                <text:list>
                  <text:list-item>
                    <text:p text:style-name="P38"><text:span text:style-name="T21">Gleichmäßige CPU-Nutzung durch </text:span><text:span text:style-name="T21">Systembenutzer wird angestrebt</text:span></text:p>
                  </text:list-item>
                </text:list>
              </text:list-item>
              <text:list-item>
                <text:p text:style-name="P37"><text:span text:style-name="T22">Meist wird eine Kombination mehrerer </text:span><text:span text:style-name="T22">Verfahren verwendet</text:span></text:p>
                <text:list>
                  <text:list-item>
                    <text:p text:style-name="P38"><text:span text:style-name="T21">Beispiel: RR mit Prioritäten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14" presentation:class="page"/>
          <draw:frame presentation:style-name="pr8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Multi-Level-Scheduling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Multi-Level-Scheduling</text:span></text:p>
          </draw:text-box>
        </draw:frame>
        <draw:frame draw:name="Rectangle 3" presentation:style-name="pr6" draw:text-style-name="P1" draw:layer="layout" svg:width="21.589cm" svg:height="6.561cm" svg:x="2.117cm" svg:y="3.598cm" presentation:class="outline" presentation:user-transformed="true">
          <draw:text-box>
            <text:list text:style-name="L6">
              <text:list-item>
                <text:p text:style-name="P37"><text:span text:style-name="T22">Multiple Warteschlangen: </text:span><text:span text:style-name="T23">Multi-Level </text:span><text:span text:style-name="T23">Scheduling</text:span><text:span text:style-name="T22"> mit mehreren Arten von Jobs </text:span><text:span text:style-name="T22">unterschiedlicher Priorität</text:span></text:p>
              </text:list-item>
              <text:list-item>
                <text:p text:style-name="P37"><text:span text:style-name="T23">Multi-Level feedback Scheduling</text:span><text:span text:style-name="T22"> </text:span><text:span text:style-name="T22">bedeutet, dass ein Prozess auch in eine </text:span><text:span text:style-name="T22">Warteschlange höherer (oder niedrigerer) </text:span><text:span text:style-name="T22">Ordnung wechseln kann</text:span></text:p>
              </text:list-item>
            </text:list>
          </draw:text-box>
        </draw:frame>
        <draw:g>
          <draw:line draw:name="Line 7" draw:style-name="gr19" draw:text-style-name="P1" draw:layer="layout" svg:x1="11.641cm" svg:y1="11.734cm" svg:x2="14.816cm" svg:y2="11.738cm">
            <text:p/>
          </draw:line>
          <draw:custom-shape draw:name="Rectangle 12" draw:style-name="gr23" draw:text-style-name="P42" draw:layer="layout" svg:width="0.846cm" svg:height="0.634cm" svg:x="14.605cm" svg:y="11.311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23" draw:text-style-name="P42" draw:layer="layout" svg:width="0.846cm" svg:height="0.634cm" svg:x="12.065cm" svg:y="11.311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3" draw:text-style-name="P42" draw:layer="layout" svg:width="0.846cm" svg:height="0.634cm" svg:x="13.335cm" svg:y="11.311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23" draw:text-style-name="P42" draw:layer="layout" svg:width="0.846cm" svg:height="0.634cm" svg:x="10.795cm" svg:y="11.311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9" draw:style-name="gr24" draw:text-style-name="P1" draw:layer="layout" svg:x1="15.451cm" svg:y1="11.522cm" svg:x2="19.05cm" svg:y2="13.471cm">
            <text:p/>
          </draw:line>
          <draw:custom-shape draw:name="Text Box 21" draw:style-name="gr12" draw:text-style-name="P43" draw:layer="layout" svg:width="6.269cm" svg:height="0.843cm" svg:x="1.237cm" svg:y="11.218cm">
            <text:p text:style-name="P12"><text:span text:style-name="T29">Prio 0: Systemprozesse</text:span></text:p>
            <draw:enhanced-geometry draw:mirror-horizontal="false" draw:mirror-vertical="false" svg:viewBox="0 0 6266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8" draw:style-name="gr19" draw:text-style-name="P1" draw:layer="layout" svg:x1="11.641cm" svg:y1="13.14cm" svg:x2="14.816cm" svg:y2="13.145cm">
            <text:p/>
          </draw:line>
          <draw:custom-shape draw:name="Rectangle 29" draw:style-name="gr23" draw:text-style-name="P42" draw:layer="layout" svg:width="0.846cm" svg:height="0.634cm" svg:x="14.605cm" svg:y="12.718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23" draw:text-style-name="P42" draw:layer="layout" svg:width="0.846cm" svg:height="0.634cm" svg:x="12.065cm" svg:y="12.718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23" draw:text-style-name="P42" draw:layer="layout" svg:width="0.846cm" svg:height="0.634cm" svg:x="13.335cm" svg:y="12.718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23" draw:text-style-name="P42" draw:layer="layout" svg:width="0.846cm" svg:height="0.634cm" svg:x="10.795cm" svg:y="12.718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3" draw:style-name="gr12" draw:text-style-name="P43" draw:layer="layout" svg:width="7.247cm" svg:height="0.843cm" svg:x="1.235cm" svg:y="12.625cm">
            <text:p text:style-name="P12"><text:span text:style-name="T29">Prio 1: Interaktive Prozesse</text:span></text:p>
            <draw:enhanced-geometry draw:mirror-horizontal="false" draw:mirror-vertical="false" svg:viewBox="0 0 7239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4" draw:style-name="gr19" draw:text-style-name="P1" draw:layer="layout" svg:x1="11.641cm" svg:y1="14.622cm" svg:x2="14.816cm" svg:y2="14.627cm">
            <text:p/>
          </draw:line>
          <draw:custom-shape draw:name="Rectangle 35" draw:style-name="gr23" draw:text-style-name="P42" draw:layer="layout" svg:width="0.846cm" svg:height="0.634cm" svg:x="14.605cm" svg:y="14.199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6" draw:style-name="gr23" draw:text-style-name="P42" draw:layer="layout" svg:width="0.846cm" svg:height="0.634cm" svg:x="12.065cm" svg:y="14.199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7" draw:style-name="gr23" draw:text-style-name="P42" draw:layer="layout" svg:width="0.846cm" svg:height="0.634cm" svg:x="13.335cm" svg:y="14.199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8" draw:style-name="gr23" draw:text-style-name="P42" draw:layer="layout" svg:width="0.846cm" svg:height="0.634cm" svg:x="10.795cm" svg:y="14.199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9" draw:style-name="gr12" draw:text-style-name="P43" draw:layer="layout" svg:width="7.34cm" svg:height="0.843cm" svg:x="1.235cm" svg:y="14.107cm">
            <text:p text:style-name="P12"><text:span text:style-name="T29">Prio 2: Allgemeine Prozesse</text:span></text:p>
            <draw:enhanced-geometry draw:mirror-horizontal="false" draw:mirror-vertical="false" svg:viewBox="0 0 7333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0" draw:style-name="gr19" draw:text-style-name="P1" draw:layer="layout" svg:x1="11.641cm" svg:y1="15.892cm" svg:x2="14.816cm" svg:y2="15.897cm">
            <text:p/>
          </draw:line>
          <draw:custom-shape draw:name="Rectangle 41" draw:style-name="gr23" draw:text-style-name="P42" draw:layer="layout" svg:width="0.846cm" svg:height="0.634cm" svg:x="14.605cm" svg:y="15.469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2" draw:style-name="gr23" draw:text-style-name="P42" draw:layer="layout" svg:width="0.846cm" svg:height="0.634cm" svg:x="12.065cm" svg:y="15.469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3" draw:style-name="gr23" draw:text-style-name="P42" draw:layer="layout" svg:width="0.846cm" svg:height="0.634cm" svg:x="13.335cm" svg:y="15.469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4" draw:style-name="gr23" draw:text-style-name="P42" draw:layer="layout" svg:width="0.846cm" svg:height="0.634cm" svg:x="10.795cm" svg:y="15.469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5" draw:style-name="gr12" draw:text-style-name="P43" draw:layer="layout" svg:width="8.648cm" svg:height="0.843cm" svg:x="1.235cm" svg:y="15.377cm">
            <text:p text:style-name="P12"><text:span text:style-name="T29">Prio 3: Rechenintensive Prozesse</text:span></text:p>
            <draw:enhanced-geometry draw:mirror-horizontal="false" draw:mirror-vertical="false" svg:viewBox="0 0 8636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6" draw:style-name="gr24" draw:text-style-name="P1" draw:layer="layout" svg:x1="9.736cm" svg:y1="11.566cm" svg:x2="10.583cm" svg:y2="11.566cm">
            <text:p/>
          </draw:line>
          <draw:line draw:name="Line 47" draw:style-name="gr24" draw:text-style-name="P1" draw:layer="layout" svg:x1="9.736cm" svg:y1="13.048cm" svg:x2="10.583cm" svg:y2="13.048cm">
            <text:p/>
          </draw:line>
          <draw:line draw:name="Line 48" draw:style-name="gr24" draw:text-style-name="P1" draw:layer="layout" svg:x1="9.736cm" svg:y1="14.53cm" svg:x2="10.583cm" svg:y2="14.53cm">
            <text:p/>
          </draw:line>
          <draw:line draw:name="Line 49" draw:style-name="gr24" draw:text-style-name="P1" draw:layer="layout" svg:x1="9.736cm" svg:y1="15.8cm" svg:x2="10.583cm" svg:y2="15.8cm">
            <text:p/>
          </draw:line>
          <draw:line draw:name="Line 50" draw:style-name="gr24" draw:text-style-name="P1" draw:layer="layout" svg:x1="15.451cm" svg:y1="13.048cm" svg:x2="18.838cm" svg:y2="13.683cm">
            <text:p/>
          </draw:line>
          <draw:line draw:name="Line 51" draw:style-name="gr24" draw:text-style-name="P1" draw:layer="layout" svg:x1="15.451cm" svg:y1="14.53cm" svg:x2="18.838cm" svg:y2="14.106cm">
            <text:p/>
          </draw:line>
          <draw:line draw:name="Line 52" draw:style-name="gr24" draw:text-style-name="P1" draw:layer="layout" svg:x1="15.451cm" svg:y1="15.8cm" svg:x2="19.261cm" svg:y2="14.741cm">
            <text:p/>
          </draw:line>
          <draw:polyline draw:name="Line 53" draw:style-name="gr25" draw:text-style-name="P1" draw:layer="layout" svg:width="3.174cm" svg:height="0.634cm" draw:transform="rotate (-1.5707963267949) translate (22.648cm 13.895cm)" svg:viewBox="0 0 3175 635" draw:points="0,635 0,0 3175,0">
            <text:p/>
          </draw:polyline>
          <draw:line draw:name="Line 54" draw:style-name="gr25" draw:text-style-name="P1" draw:layer="layout" svg:x1="10.6cm" svg:y1="17cm" svg:x2="22.648cm" svg:y2="17.07cm">
            <text:p/>
          </draw:line>
          <draw:line draw:name="Line 55" draw:style-name="gr26" draw:text-style-name="P1" draw:layer="layout" svg:x1="10.535cm" svg:y1="17cm" svg:x2="10.535cm" svg:y2="15.953cm">
            <text:p/>
          </draw:line>
          <draw:custom-shape draw:name="Text Box 58" draw:style-name="gr12" draw:text-style-name="P43" draw:layer="layout" svg:width="6.349cm" svg:height="0.927cm" svg:x="16.094cm" svg:y="16.166cm">
            <text:p text:style-name="P12"><text:span text:style-name="T10">Wiedereingliederung</text:span></text:p>
            <draw:enhanced-geometry draw:mirror-horizontal="false" draw:mirror-vertical="false" svg:viewBox="0 0 635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27" draw:style-name="gr27" draw:text-style-name="P44" draw:layer="layout" svg:width="3.362cm" svg:height="1.904cm" svg:x="18.838cm" svg:y="13.048cm">
            <text:p text:style-name="P34"><text:span text:style-name="T10">Prozessor</text:span></text:p>
            <draw:enhanced-geometry draw:mirror-horizontal="false" draw:mirror-vertical="false" svg:viewBox="0 0 3175 1905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presentation:notes draw:style-name="dp3">
          <draw:page-thumbnail draw:style-name="gr5" draw:layer="layout" svg:width="14.212cm" svg:height="10.659cm" svg:x="2.753cm" svg:y="2.16cm" draw:page-number="15" presentation:class="page"/>
          <draw:frame presentation:style-name="pr8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mbination: RR mit Prioritäten (1)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Kombination: RR mit Prioritäten (1)</text:span></text:p>
          </draw:text-box>
        </draw:frame>
        <draw:custom-shape draw:name="Rectangle 3" draw:style-name="gr28" draw:text-style-name="P1" draw:layer="layout" svg:width="25.399cm" svg:height="0.001cm" svg:x="5.834cm" svg:y="7.34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5" presentation:style-name="pr6" draw:text-style-name="P1" draw:layer="layout" svg:width="20.954cm" svg:height="12.911cm" svg:x="2.117cm" svg:y="3.81cm" presentation:class="outline" presentation:user-transformed="true">
          <draw:text-box>
            <text:list text:style-name="L6">
              <text:list-item>
                <text:p text:style-name="P18"><text:span text:style-name="T23">Frage 1:</text:span></text:p>
              </text:list-item>
            </text:list>
            <text:list text:style-name="L7">
              <text:list-item>
                <text:list>
                  <text:list-item>
                    <text:p text:style-name="P41"><text:span text:style-name="T21">Wie lange soll die Zeitscheibe (Quantum) für </text:span><text:span text:style-name="T21">einzelne Prozesse sein?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45"><text:span text:style-name="T30">Kurzes Quantum </text:span><text:span text:style-name="T31">→</text:span><text:span text:style-name="T32"> hoher Overhead</text:span></text:p>
                      </text:list-item>
                      <text:list-item>
                        <text:p text:style-name="P45"><text:span text:style-name="T30">Beispiel: Quantum 10 ms, Kontextwechsel: 1 ms </text:span><text:span text:style-name="T31">→</text:span><text:span text:style-name="T30"> 10 % </text:span><text:span text:style-name="T30">Overhead</text:span></text:p>
                      </text:list-item>
                      <text:list-item>
                        <text:p text:style-name="P45"><text:span text:style-name="T30">Statische und/oder dynamische Festlegung möglich</text:span></text:p>
                      </text:list-item>
                      <text:list-item>
                        <text:p text:style-name="P45"><text:span text:style-name="T30">10 bis 200 ms heute üblich</text:span></text:p>
                      </text:list-item>
                    </text:list>
                  </text:list-item>
                </text:list>
              </text:list-item>
            </text:list>
            <text:p text:style-name="P39"><text:span text:style-name="T30"/></text:p>
          </draw:text-box>
        </draw:frame>
        <draw:frame draw:style-name="gr8" draw:text-style-name="P15" draw:layer="layout" svg:width="18.838cm" svg:height="5.962cm" svg:x="2.963cm" svg:y="11.359cm">
          <draw:image xlink:href="Pictures/1000449C00003F7F000014236354E381437CEC92.wmf" xlink:type="simple" xlink:show="embed" xlink:actuate="onLoad" draw:mime-type="image/x-wmf">
            <text:p/>
          </draw:image>
          <draw:image xlink:href="Pictures/1000000100000266000000C3645F07C04B23D097.png" xlink:type="simple" xlink:show="embed" xlink:actuate="onLoad" draw:mime-type="image/png"/>
        </draw:frame>
        <presentation:notes draw:style-name="dp3">
          <draw:page-thumbnail draw:style-name="gr5" draw:layer="layout" svg:width="14.212cm" svg:height="10.659cm" svg:x="2.753cm" svg:y="2.16cm" draw:page-number="16" presentation:class="page"/>
          <draw:frame presentation:style-name="pr8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mbination: RR mit Prioritäten (2)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Kombination: RR mit Prioritäten (2)</text:span></text:p>
          </draw:text-box>
        </draw:frame>
        <draw:custom-shape draw:name="Rectangle 3" draw:style-name="gr28" draw:text-style-name="P1" draw:layer="layout" svg:width="25.399cm" svg:height="0.001cm" svg:x="5.834cm" svg:y="7.34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4" presentation:style-name="pr6" draw:text-style-name="P1" draw:layer="layout" svg:width="20.954cm" svg:height="12.911cm" svg:x="2.117cm" svg:y="3.81cm" presentation:class="outline" presentation:user-transformed="true">
          <draw:text-box>
            <text:list text:style-name="L6">
              <text:list-item>
                <text:p text:style-name="P46"><text:span text:style-name="T23">Frage 2:</text:span></text:p>
              </text:list-item>
            </text:list>
            <text:list text:style-name="L7">
              <text:list-item>
                <text:list>
                  <text:list-item>
                    <text:p text:style-name="P47"><text:span text:style-name="T21">Wie wird die Priorität für einzelne Prozesse </text:span><text:span text:style-name="T21">eingestellt bzw. ermittelt?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48"><text:span text:style-name="T24">Statische Festlegung zum Start des Prozesses</text:span></text:p>
                      </text:list-item>
                      <text:list-item>
                        <text:p text:style-name="P48"><text:span text:style-name="T24">Zusätzlich adaptive (dynamisch) Festlegung </text:span><text:span text:style-name="T24">möglich</text:span></text:p>
                      </text:list-item>
                      <text:list-item>
                        <text:p text:style-name="P48"><text:span text:style-name="T33">→</text:span><text:span text:style-name="T24"> </text:span><text:span text:style-name="T24">Man spricht dann auch von relativer Priorität</text:span></text:p>
                      </text:list-item>
                    </text:list>
                  </text:list-item>
                </text:list>
              </text:list-item>
            </text:list>
            <text:p text:style-name="P49"><text:span text:style-name="T21"/></text:p>
          </draw:text-box>
        </draw:frame>
        <presentation:notes draw:style-name="dp3">
          <draw:page-thumbnail draw:style-name="gr5" draw:layer="layout" svg:width="14.212cm" svg:height="10.659cm" svg:x="2.753cm" svg:y="2.16cm" draw:page-number="17" presentation:class="page"/>
          <draw:frame presentation:style-name="pr8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mbination: RR mit Prioritäten (3)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Kombination: RR mit Prioritäten (3)</text:span></text:p>
          </draw:text-box>
        </draw:frame>
        <draw:custom-shape draw:name="Rectangle 3" draw:style-name="gr28" draw:text-style-name="P1" draw:layer="layout" svg:width="25.399cm" svg:height="0.001cm" svg:x="5.834cm" svg:y="7.34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4" presentation:style-name="pr6" draw:text-style-name="P1" draw:layer="layout" svg:width="20.954cm" svg:height="13.316cm" svg:x="2.117cm" svg:y="3.81cm" presentation:class="outline" presentation:user-transformed="true">
          <draw:text-box>
            <text:list text:style-name="L6">
              <text:list-item>
                <text:p text:style-name="P46"><text:span text:style-name="T22">Guter Ansatz in der Praxis: Dynamisches </text:span><text:span text:style-name="T22">Verfahren</text:span></text:p>
              </text:list-item>
            </text:list>
            <text:list text:style-name="L7">
              <text:list-item>
                <text:list>
                  <text:list-item>
                    <text:p text:style-name="P50"><text:span text:style-name="T30">Initiale Festlegung des Quantums zum Prozessstartzeitpunkt</text:span></text:p>
                  </text:list-item>
                  <text:list-item>
                    <text:p text:style-name="P50"><text:span text:style-name="T30">Dynamische Anpassung je nach Prozesstyp</text:span></text:p>
                  </text:list-item>
                  <text:list-item>
                    <text:p text:style-name="P50"><text:span text:style-name="T30">Rechenintensive Prozesse </text:span><text:span text:style-name="T31">→</text:span><text:span text:style-name="T30"> kürzeres Quantum</text:span></text:p>
                  </text:list-item>
                  <text:list-item>
                    <text:p text:style-name="P50"><text:span text:style-name="T30">I/O-intensive Prozesse </text:span><text:span text:style-name="T31">→</text:span><text:span text:style-name="T30"> längeres Quantum und/oder höhere </text:span><text:span text:style-name="T30">Priorität</text:span></text:p>
                  </text:list-item>
                  <text:list-item>
                    <text:p text:style-name="P50"><text:span text:style-name="T30">Prozess-Prioritäten werden statisch voreingestellt und </text:span><text:span text:style-name="T30">unterliegen einer dynamischen Veränderung</text:span></text:p>
                  </text:list-item>
                  <text:list-item>
                    <text:p text:style-name="P50"><text:span text:style-name="T30">In Kombination mit Multilevel-Feedback-Scheduling </text:span></text:p>
                  </text:list-item>
                </text:list>
              </text:list-item>
              <text:list-item>
                <text:p text:style-name="P46"><text:span text:style-name="T22">Voraussetzungen</text:span></text:p>
                <text:list>
                  <text:list-item>
                    <text:p text:style-name="P50"><text:span text:style-name="T30">Verwaltung der Prozessdaten </text:span><text:span text:style-name="T34">Quantum</text:span><text:span text:style-name="T30"> und </text:span><text:span text:style-name="T34">Priorität</text:span><text:span text:style-name="T30"> und eine </text:span><text:span text:style-name="T30">zyklische Anpassung dieser erforderlich</text:span></text:p>
                  </text:list-item>
                  <text:list-item>
                    <text:p text:style-name="P50"><text:span text:style-name="T30">Das Quantum der aktiven Prozesse wird </text:span><text:span text:style-name="T34">taktorientiert</text:span><text:span text:style-name="T30"> </text:span><text:span text:style-name="T30">herunter- gerechnet, Quantums-Neuberechnung bei </text:span><text:span text:style-name="T30">vorgegebenen Ereignissen</text:span></text:p>
                  </text:list-item>
                  <text:list-item>
                    <text:p text:style-name="P50"><text:span text:style-name="T30">Ebenso ist eine Neuberechnung der Prozess-Prioritäten bei </text:span><text:span text:style-name="T30">definierten Ereignissen notwendig</text:span></text:p>
                  </text:list-item>
                </text:list>
              </text:list-item>
            </text:list>
            <text:p text:style-name="P39"><text:span text:style-name="T24"/></text:p>
            <text:p text:style-name="P39"><text:span text:style-name="T21"/></text:p>
          </draw:text-box>
        </draw:frame>
        <presentation:notes draw:style-name="dp3">
          <draw:page-thumbnail draw:style-name="gr5" draw:layer="layout" svg:width="14.212cm" svg:height="10.659cm" svg:x="2.753cm" svg:y="2.16cm" draw:page-number="18" presentation:class="page"/>
          <draw:frame presentation:style-name="pr8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cheduling in Realtime-Systemen" draw:style-name="dp1" draw:master-page-name="Titel_20_und_20_Inhalt" presentation:presentation-page-layout-name="AL2T11">
        <draw:frame draw:name="Rectangle 2" presentation:style-name="pr6" draw:text-style-name="P1" draw:layer="layout" svg:width="20.107cm" svg:height="11.852cm" svg:x="2.54cm" svg:y="3.387cm" presentation:class="outline" presentation:user-transformed="true">
          <draw:text-box>
            <text:list text:style-name="L6">
              <text:list-item>
                <text:p text:style-name="P46"><text:span text:style-name="T22">Schnelle und berechenbare Reaktionen bei </text:span><text:span text:style-name="T22">anstehenden Events gefordert</text:span></text:p>
              </text:list-item>
              <text:list-item>
                <text:p text:style-name="P46"><text:span text:style-name="T22">Man unterscheidet </text:span><text:span text:style-name="T23">hard real time</text:span><text:span text:style-name="T22"> </text:span><text:span text:style-name="T22">Systeme und </text:span><text:span text:style-name="T23">soft real time</text:span><text:span text:style-name="T22"> Systeme</text:span></text:p>
              </text:list-item>
            </text:list>
            <text:list text:style-name="L7">
              <text:list-item>
                <text:list>
                  <text:list-item>
                    <text:p text:style-name="P47"><text:span text:style-name="T21">Erstere müssen schnell reagieren</text:span></text:p>
                  </text:list-item>
                  <text:list-item>
                    <text:p text:style-name="P47"><text:span text:style-name="T21">Bei letzteren ist eine Verzögerung möglich</text:span></text:p>
                  </text:list-item>
                </text:list>
              </text:list-item>
              <text:list-item>
                <text:p text:style-name="P46"><text:span text:style-name="T22">Man unterscheidet </text:span><text:span text:style-name="T23">statische</text:span><text:span text:style-name="T22"> und </text:span><text:span text:style-name="T23">dynamische</text:span><text:span text:style-name="T22"> Scheduling-Algorithmen</text:span></text:p>
                <text:list>
                  <text:list-item>
                    <text:p text:style-name="P47"><text:span text:style-name="T21">Bei ersteren ist die Scheduling-Entscheidung </text:span><text:span text:style-name="T21">bereits vor dem Start des Systems bekannt</text:span></text:p>
                  </text:list-item>
                  <text:list-item>
                    <text:p text:style-name="P47"><text:span text:style-name="T21">Letztere treffen ihre Scheduling-Entscheidungen </text:span><text:span text:style-name="T21">zur Laufzeit</text:span></text:p>
                  </text:list-item>
                </text:list>
              </text:list-item>
            </text:list>
            <text:p text:style-name="P39"><text:span text:style-name="T21"/></text:p>
          </draw:text-box>
        </draw:frame>
        <draw:frame draw:name="Rectangle 3" presentation:style-name="pr5" draw:text-style-name="P1" draw:layer="layout" svg:width="21.646cm" svg:height="1.904cm" svg:x="1.693cm" svg:y="0.926cm" presentation:class="title" presentation:user-transformed="true">
          <draw:text-box>
            <text:p text:style-name="P12"><text:span text:style-name="T8">Scheduling in Realtime-Systemen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19" presentation:class="page"/>
          <draw:frame presentation:style-name="pr8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8"><text:span text:style-name="T5">Grundlagen</text:span></text:p>
            </text:list-item>
            <text:list-item>
              <text:p text:style-name="P18"><text:span text:style-name="T5">Scheduling-Verfahren</text:span></text:p>
            </text:list-item>
            <text:list-item>
              <text:p text:style-name="P18"><text:span text:style-name="T15">Vergleich von Scheduling-Verfahren </text:span></text:p>
            </text:list-item>
          </text:list>
          <text:p text:style-name="P18"><text:span text:style-name="T5"/></text:p>
          <text:p text:style-name="P19"><text:span text:style-name="T5"/></text:p>
          <text:p text:style-name="P20"><text:span text:style-name="T16"/></text:p>
          <text:p text:style-name="P20"><text:span text:style-name="T16"/></text:p>
          <text:p text:style-name="P21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23-10-03">3.10.23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9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1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9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9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9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1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9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9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9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31cm" svg:x="11.165cm" svg:y="27.049cm">
            <text:p text:style-name="P10"><text:span text:style-name="T1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9" draw:text-style-name="P9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9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9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18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9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9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9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18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9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9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5cm" draw:page-number="20" presentation:class="page"/>
          <draw:frame draw:name="Rectangle 23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Beispiel zu Scheduling-Algorithmen 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Beispiel zu Scheduling-Algorithmen </text:span></text:p>
          </draw:text-box>
        </draw:frame>
        <draw:frame draw:name="Rectangle 3" presentation:style-name="pr6" draw:text-style-name="P1" draw:layer="layout" svg:width="22.784cm" svg:height="12.911cm" svg:x="1.499cm" svg:y="3.81cm" presentation:class="outline" presentation:user-transformed="true">
          <draw:text-box>
            <text:list text:style-name="L6">
              <text:list-item>
                <text:p text:style-name="P41"><text:span text:style-name="T21">5 Aufträge A – E treffen im System fast gleichzeitig </text:span><text:span text:style-name="T21">ein</text:span></text:p>
              </text:list-item>
              <text:list-item>
                <text:p text:style-name="P41"><text:span text:style-name="T21">Geschätzte Ausführungszeiten in Millisekunden: </text:span><text:span text:style-name="T21">A=10, B=6, C=4, D=2, E=8</text:span></text:p>
              </text:list-item>
              <text:list-item>
                <text:p text:style-name="P41"><text:span text:style-name="T21">Prioritäten: A=3, B=5, C=2, D=1, E=4 (5 ist </text:span><text:span text:style-name="T21">höchste)</text:span></text:p>
              </text:list-item>
              <text:list-item>
                <text:p text:style-name="P41"><text:span text:style-name="T21">Der Rechner verfügt über eine CPU (einen </text:span><text:span text:style-name="T21">Rechnerkern)</text:span></text:p>
              </text:list-item>
              <text:list-item>
                <text:p text:style-name="P41"><text:span text:style-name="T21">Gesucht: Durchschnittliche Verweilzeit im System </text:span><text:span text:style-name="T21">bei</text:span></text:p>
              </text:list-item>
            </text:list>
            <text:list text:style-name="L7">
              <text:list-item>
                <text:list>
                  <text:list-item>
                    <text:p text:style-name="P51"><text:span text:style-name="T24">A) Priority Scheduling (nicht verdrängend)</text:span></text:p>
                  </text:list-item>
                  <text:list-item>
                    <text:p text:style-name="P51"><text:span text:style-name="T24">B) FCFS (Reihenfolge-Annahme: A, B, D, C, E) (nicht </text:span><text:span text:style-name="T24">verdrängend)</text:span></text:p>
                  </text:list-item>
                  <text:list-item>
                    <text:p text:style-name="P51"><text:span text:style-name="T24">C) Shortest Job First (nicht verdrängend)</text:span></text:p>
                  </text:list-item>
                  <text:list-item>
                    <text:p text:style-name="P51"><text:span text:style-name="T24">D) RR mit Prioritäten bei einem Quantum von 2 ms </text:span><text:span text:style-name="T24">(Theorie!)</text:span></text:p>
                  </text:list-item>
                </text:list>
              </text:list-item>
              <text:list-item>
                <text:p text:style-name="P41"><text:span text:style-name="T21">Prozesswechselzeit wird vernachlässigt </text:span></text:p>
              </text:list-item>
              <text:list-item>
                <text:p text:style-name="P41"><text:span text:style-name="T21">Aufträge werden nacheinander ausgeführt, außer </text:span><text:span text:style-name="T21">bei D)</text:span></text:p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21" presentation:class="page"/>
          <draw:frame presentation:style-name="pr7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ispiel zu Scheduling-Algorithmen: &#10;Priority Scheduling (1)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Beispiel zu Scheduling-Algorithmen: </text:span><text:span text:style-name="T8"><text:line-break/></text:span><text:span text:style-name="T8">Priority Scheduling (1)</text:span></text:p>
          </draw:text-box>
        </draw:frame>
        <draw:frame draw:name="Group 68" draw:style-name="standard" draw:layer="layout" svg:width="20.318cm" svg:height="4.444cm" svg:x="2.752cm" svg:y="4.157cm">
          <table:table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52"><text:span text:style-name="T35">Job</text:span></text:p>
              </table:table-cell>
              <table:table-cell>
                <text:p text:style-name="P53"><text:span text:style-name="T17">A</text:span></text:p>
              </table:table-cell>
              <table:table-cell>
                <text:p text:style-name="P53"><text:span text:style-name="T17">B</text:span></text:p>
              </table:table-cell>
              <table:table-cell>
                <text:p text:style-name="P53"><text:span text:style-name="T17">C</text:span></text:p>
              </table:table-cell>
              <table:table-cell>
                <text:p text:style-name="P53"><text:span text:style-name="T17">D</text:span></text:p>
              </table:table-cell>
              <table:table-cell table:style-name="ce3">
                <text:p text:style-name="P53"><text:span text:style-name="T17">E</text:span></text:p>
              </table:table-cell>
            </table:table-row>
            <table:table-row table:style-name="ro1" table:default-cell-style-name="ce5">
              <table:table-cell table:style-name="ce4">
                <text:p text:style-name="P52"><text:span text:style-name="T35">Zeit</text:span></text:p>
              </table:table-cell>
              <table:table-cell>
                <text:p text:style-name="P53"><text:span text:style-name="T17">10</text:span></text:p>
              </table:table-cell>
              <table:table-cell>
                <text:p text:style-name="P53"><text:span text:style-name="T17">6</text:span></text:p>
              </table:table-cell>
              <table:table-cell>
                <text:p text:style-name="P53"><text:span text:style-name="T17">4</text:span></text:p>
              </table:table-cell>
              <table:table-cell>
                <text:p text:style-name="P53"><text:span text:style-name="T17">2</text:span></text:p>
              </table:table-cell>
              <table:table-cell table:style-name="ce6">
                <text:p text:style-name="P53"><text:span text:style-name="T17">8</text:span></text:p>
              </table:table-cell>
            </table:table-row>
            <table:table-row table:style-name="ro2" table:default-cell-style-name="ce8">
              <table:table-cell table:style-name="ce7">
                <text:p text:style-name="P52"><text:span text:style-name="T35">Priorität</text:span></text:p>
              </table:table-cell>
              <table:table-cell>
                <text:p text:style-name="P53"><text:span text:style-name="T17">3</text:span></text:p>
              </table:table-cell>
              <table:table-cell>
                <text:p text:style-name="P53"><text:span text:style-name="T17">5</text:span></text:p>
              </table:table-cell>
              <table:table-cell>
                <text:p text:style-name="P53"><text:span text:style-name="T17">2</text:span></text:p>
              </table:table-cell>
              <table:table-cell>
                <text:p text:style-name="P53"><text:span text:style-name="T17">1</text:span></text:p>
              </table:table-cell>
              <table:table-cell table:style-name="ce9">
                <text:p text:style-name="P53"><text:span text:style-name="T17">4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Group 102" draw:style-name="standard" draw:layer="layout" svg:width="20.318cm" svg:height="3.428cm" svg:x="2.752cm" svg:y="11.218cm">
          <table:table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2">
              <table:table-cell table:style-name="ce1">
                <text:p text:style-name="P52"><text:span text:style-name="T36">Job</text:span></text:p>
              </table:table-cell>
              <table:table-cell>
                <text:p text:style-name="P53"><text:span text:style-name="T37">B</text:span></text:p>
              </table:table-cell>
              <table:table-cell>
                <text:p text:style-name="P53"><text:span text:style-name="T37">E</text:span></text:p>
              </table:table-cell>
              <table:table-cell>
                <text:p text:style-name="P53"><text:span text:style-name="T37">A</text:span></text:p>
              </table:table-cell>
              <table:table-cell>
                <text:p text:style-name="P53"><text:span text:style-name="T37">C</text:span></text:p>
              </table:table-cell>
              <table:table-cell table:style-name="ce3">
                <text:p text:style-name="P53"><text:span text:style-name="T37">D</text:span></text:p>
              </table:table-cell>
            </table:table-row>
            <table:table-row table:style-name="ro4" table:default-cell-style-name="ce8">
              <table:table-cell table:style-name="ce7">
                <text:p text:style-name="P52"><text:span text:style-name="T36">Verweil-zeit</text:span></text:p>
              </table:table-cell>
              <table:table-cell>
                <text:p text:style-name="P53"><text:span text:style-name="T37">6</text:span></text:p>
              </table:table-cell>
              <table:table-cell>
                <text:p text:style-name="P53"><text:span text:style-name="T37">14</text:span></text:p>
              </table:table-cell>
              <table:table-cell>
                <text:p text:style-name="P53"><text:span text:style-name="T37">24</text:span></text:p>
              </table:table-cell>
              <table:table-cell>
                <text:p text:style-name="P53"><text:span text:style-name="T37">28</text:span></text:p>
              </table:table-cell>
              <table:table-cell table:style-name="ce9">
                <text:p text:style-name="P53"><text:span text:style-name="T37">3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Rectangle 100" presentation:style-name="pr6" draw:text-style-name="P1" draw:layer="layout" svg:width="20.954cm" svg:height="1.057cm" svg:x="2.117cm" svg:y="9.137cm" presentation:class="outline" presentation:user-transformed="true">
          <draw:text-box>
            <text:list text:style-name="L6">
              <text:list-item>
                <text:p text:style-name="P47"><text:span text:style-name="T21">Ablauf mit Priority Scheduling: 5 ist die höchste </text:span><text:span text:style-name="T21">Priorität!</text:span></text:p>
              </text:list-item>
            </text:list>
          </draw:text-box>
        </draw:frame>
        <draw:custom-shape draw:name="Rectangle 103" draw:style-name="gr7" draw:text-style-name="P1" draw:layer="layout" svg:width="20.954cm" svg:height="1.057cm" svg:x="2.328cm" svg:y="15.125cm">
          <text:list text:style-name="L9">
            <text:list-item>
              <text:p text:style-name="P47"><text:span text:style-name="T17">Summe: 102</text:span></text:p>
            </text:list-item>
            <text:list-item>
              <text:p text:style-name="P47"><text:span text:style-name="T17">Mittlere Verweilzeit = 102 / 5 = </text:span><text:span text:style-name="T35">20.4 </text:span><text:span text:style-name="T17">ms</text:span></text:p>
            </text:list-item>
          </text:list>
          <draw:enhanced-geometry draw:mirror-horizontal="false" draw:mirror-vertical="false" svg:viewBox="0 0 20955 105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22" presentation:class="page"/>
          <draw:frame presentation:style-name="pr8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&#10;Priority Prioritäten (2)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1.019cm" presentation:class="title" presentation:user-transformed="true">
          <draw:text-box>
            <text:p text:style-name="P12"><text:span text:style-name="T8">Beispiel zu Scheduling-Algorithmen: </text:span><text:span text:style-name="T8"><text:line-break/></text:span><text:span text:style-name="T8">Priority Prioritäten (2)</text:span></text:p>
          </draw:text-box>
        </draw:frame>
        <draw:custom-shape draw:name="Rectangle 7" draw:style-name="gr28" draw:text-style-name="P1" draw:layer="layout" svg:width="25.399cm" svg:height="0.001cm" svg:x="7.038cm" svg:y="6.3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8" draw:text-style-name="P1" draw:layer="layout" svg:width="25.399cm" svg:height="0.001cm" svg:x="7.038cm" svg:y="6.3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8" draw:text-style-name="P1" draw:layer="layout" svg:width="25.399cm" svg:height="0.001cm" svg:x="7.038cm" svg:y="6.3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9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1.731cm" svg:height="11.924cm" svg:x="1.729cm" svg:y="4.339cm">
          <draw:image xlink:href="Pictures/10006F14000046F3000026E57F76AFA789C50B7D.emf" xlink:type="simple" xlink:show="embed" xlink:actuate="onLoad" draw:mime-type="image/x-emf">
            <text:p/>
          </draw:image>
          <draw:image xlink:href="Pictures/10000001000002AE000001788E355B5C3191EE38.png" xlink:type="simple" xlink:show="embed" xlink:actuate="onLoad" draw:mime-type="image/png"/>
        </draw:frame>
        <presentation:notes draw:style-name="dp3">
          <draw:page-thumbnail draw:style-name="gr5" draw:layer="layout" svg:width="14.212cm" svg:height="10.659cm" svg:x="2.753cm" svg:y="2.16cm" draw:page-number="23" presentation:class="page"/>
          <draw:frame presentation:style-name="pr8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&#10;FCFS (1)" draw:style-name="dp1" draw:master-page-name="Titel_20_und_20_Inhalt" presentation:presentation-page-layout-name="AL2T11">
        <draw:custom-shape draw:name="Foliennummernplatzhalter 3" draw:style-name="gr22" draw:text-style-name="P1" draw:layer="layout" svg:width="5.291cm" svg:height="1.269cm" svg:x="18.415cm" svg:y="17.357cm">
          <text:p text:style-name="P10"><text:span text:style-name="T28">Seite </text:span><text:span text:style-name="T28"><text:page-number>&lt;number&gt;</text:page-number></text:span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Beispiel zu Scheduling-Algorithmen: </text:span><text:span text:style-name="T8"><text:line-break/></text:span><text:span text:style-name="T8">FCFS (1)</text:span></text:p>
          </draw:text-box>
        </draw:frame>
        <draw:frame draw:name="Group 3" draw:style-name="standard" draw:layer="layout" svg:width="20.318cm" svg:height="4.444cm" svg:x="2.752cm" svg:y="4.657cm">
          <table:table>
            <table:table-column table:style-name="co5"/>
            <table:table-column table:style-name="co6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52"><text:span text:style-name="T35">Job</text:span></text:p>
              </table:table-cell>
              <table:table-cell>
                <text:p text:style-name="P53"><text:span text:style-name="T17">A</text:span></text:p>
              </table:table-cell>
              <table:table-cell>
                <text:p text:style-name="P53"><text:span text:style-name="T17">B</text:span></text:p>
              </table:table-cell>
              <table:table-cell>
                <text:p text:style-name="P53"><text:span text:style-name="T17">C</text:span></text:p>
              </table:table-cell>
              <table:table-cell>
                <text:p text:style-name="P53"><text:span text:style-name="T17">D</text:span></text:p>
              </table:table-cell>
              <table:table-cell table:style-name="ce3">
                <text:p text:style-name="P53"><text:span text:style-name="T17">E</text:span></text:p>
              </table:table-cell>
            </table:table-row>
            <table:table-row table:style-name="ro1" table:default-cell-style-name="ce5">
              <table:table-cell table:style-name="ce4">
                <text:p text:style-name="P52"><text:span text:style-name="T35">Zeit</text:span></text:p>
              </table:table-cell>
              <table:table-cell>
                <text:p text:style-name="P53"><text:span text:style-name="T17">10</text:span></text:p>
              </table:table-cell>
              <table:table-cell>
                <text:p text:style-name="P53"><text:span text:style-name="T17">6</text:span></text:p>
              </table:table-cell>
              <table:table-cell>
                <text:p text:style-name="P53"><text:span text:style-name="T17">4</text:span></text:p>
              </table:table-cell>
              <table:table-cell>
                <text:p text:style-name="P53"><text:span text:style-name="T17">2</text:span></text:p>
              </table:table-cell>
              <table:table-cell table:style-name="ce6">
                <text:p text:style-name="P53"><text:span text:style-name="T17">8</text:span></text:p>
              </table:table-cell>
            </table:table-row>
            <table:table-row table:style-name="ro2" table:default-cell-style-name="ce8">
              <table:table-cell table:style-name="ce7">
                <text:p text:style-name="P52"><text:span text:style-name="T35">Priorität</text:span></text:p>
              </table:table-cell>
              <table:table-cell>
                <text:p text:style-name="P53"><text:span text:style-name="T17">3</text:span></text:p>
              </table:table-cell>
              <table:table-cell>
                <text:p text:style-name="P53"><text:span text:style-name="T17">5</text:span></text:p>
              </table:table-cell>
              <table:table-cell>
                <text:p text:style-name="P53"><text:span text:style-name="T17">2</text:span></text:p>
              </table:table-cell>
              <table:table-cell>
                <text:p text:style-name="P53"><text:span text:style-name="T17">1</text:span></text:p>
              </table:table-cell>
              <table:table-cell table:style-name="ce9">
                <text:p text:style-name="P53"><text:span text:style-name="T17">4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Group 33" draw:style-name="standard" draw:layer="layout" svg:width="20.318cm" svg:height="3.429cm" svg:x="2.752cm" svg:y="11.218cm">
          <table:table>
            <table:table-column table:style-name="co7"/>
            <table:table-column table:style-name="co8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5" table:default-cell-style-name="ce2">
              <table:table-cell table:style-name="ce1">
                <text:p text:style-name="P52"><text:span text:style-name="T36">Job</text:span></text:p>
              </table:table-cell>
              <table:table-cell>
                <text:p text:style-name="P53"><text:span text:style-name="T37">A</text:span></text:p>
              </table:table-cell>
              <table:table-cell>
                <text:p text:style-name="P53"><text:span text:style-name="T37">B</text:span></text:p>
              </table:table-cell>
              <table:table-cell>
                <text:p text:style-name="P53"><text:span text:style-name="T37">D</text:span></text:p>
              </table:table-cell>
              <table:table-cell>
                <text:p text:style-name="P53"><text:span text:style-name="T37">C</text:span></text:p>
              </table:table-cell>
              <table:table-cell table:style-name="ce3">
                <text:p text:style-name="P53"><text:span text:style-name="T37">E</text:span></text:p>
              </table:table-cell>
            </table:table-row>
            <table:table-row table:style-name="ro6" table:default-cell-style-name="ce8">
              <table:table-cell table:style-name="ce7">
                <text:p text:style-name="P52"><text:span text:style-name="T36">Verweil-zeit</text:span></text:p>
              </table:table-cell>
              <table:table-cell>
                <text:p text:style-name="P53"><text:span text:style-name="T37">10</text:span></text:p>
              </table:table-cell>
              <table:table-cell>
                <text:p text:style-name="P53"><text:span text:style-name="T37">16</text:span></text:p>
              </table:table-cell>
              <table:table-cell>
                <text:p text:style-name="P53"><text:span text:style-name="T37">18</text:span></text:p>
              </table:table-cell>
              <table:table-cell>
                <text:p text:style-name="P53"><text:span text:style-name="T37">22</text:span></text:p>
              </table:table-cell>
              <table:table-cell table:style-name="ce9">
                <text:p text:style-name="P53"><text:span text:style-name="T37">30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name="Rectangle 56" presentation:style-name="pr6" draw:text-style-name="P1" draw:layer="layout" svg:width="23.582cm" svg:height="1.057cm" svg:x="2.117cm" svg:y="9.737cm" presentation:class="outline" presentation:user-transformed="true">
          <draw:text-box>
            <text:list text:style-name="L6">
              <text:list-item>
                <text:p text:style-name="P47"><text:span text:style-name="T21">Ablauf mit FCFS: Reihenfolge-Annahme: A, B, D, C, </text:span><text:span text:style-name="T21">E </text:span></text:p>
              </text:list-item>
            </text:list>
          </draw:text-box>
        </draw:frame>
        <draw:custom-shape draw:name="Rectangle 57" draw:style-name="gr7" draw:text-style-name="P1" draw:layer="layout" svg:width="20.954cm" svg:height="1.057cm" svg:x="2.328cm" svg:y="15.028cm">
          <text:list text:style-name="L9">
            <text:list-item>
              <text:p text:style-name="P47"><text:span text:style-name="T17">Summe: 96</text:span></text:p>
            </text:list-item>
            <text:list-item>
              <text:p text:style-name="P47"><text:span text:style-name="T17">Mittlere Verweilzeit = 96 / 5 = </text:span><text:span text:style-name="T35">19.2 </text:span><text:span text:style-name="T17">ms</text:span></text:p>
            </text:list-item>
          </text:list>
          <draw:enhanced-geometry draw:mirror-horizontal="false" draw:mirror-vertical="false" svg:viewBox="0 0 20955 105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24" presentation:class="page"/>
          <draw:frame presentation:style-name="pr8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&#10;FCFS (2)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Beispiel zu Scheduling-Algorithmen: </text:span><text:span text:style-name="T8"><text:line-break/></text:span><text:span text:style-name="T8">FCFS (2)</text:span></text:p>
          </draw:text-box>
        </draw:frame>
        <draw:custom-shape draw:name="Rectangle 3" draw:style-name="gr28" draw:text-style-name="P1" draw:layer="layout" svg:width="25.399cm" svg:height="0.001cm" svg:x="7.038cm" svg:y="6.3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8" draw:text-style-name="P1" draw:layer="layout" svg:width="25.399cm" svg:height="0.001cm" svg:x="7.038cm" svg:y="6.3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9" draw:text-style-name="P1" draw:layer="layout" svg:width="25.399cm" svg:height="0.001cm" svg:x="0cm" svg:y="7.19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9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1.661cm" svg:height="11.924cm" svg:x="1.729cm" svg:y="4.551cm">
          <draw:image xlink:href="Pictures/10006840000046F3000026E514D5D98D2BF54947.emf" xlink:type="simple" xlink:show="embed" xlink:actuate="onLoad" draw:mime-type="image/x-emf">
            <text:p/>
          </draw:image>
          <draw:image xlink:href="Pictures/10000001000002AE000001786C67A53F31CE9459.png" xlink:type="simple" xlink:show="embed" xlink:actuate="onLoad" draw:mime-type="image/png"/>
        </draw:frame>
        <presentation:notes draw:style-name="dp3">
          <draw:page-thumbnail draw:style-name="gr5" draw:layer="layout" svg:width="14.212cm" svg:height="10.659cm" svg:x="2.753cm" svg:y="2.16cm" draw:page-number="25" presentation:class="page"/>
          <draw:frame presentation:style-name="pr8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&#10;Shortest Job First (1)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Beispiel zu Scheduling-Algorithmen: </text:span><text:span text:style-name="T8"><text:line-break/></text:span><text:span text:style-name="T8">Shortest Job First (1)</text:span></text:p>
          </draw:text-box>
        </draw:frame>
        <draw:frame draw:name="Group 3" draw:style-name="standard" draw:layer="layout" svg:width="20.318cm" svg:height="4.444cm" svg:x="2.752cm" svg:y="4.657cm">
          <table:table>
            <table:table-column table:style-name="co7"/>
            <table:table-column table:style-name="co8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52"><text:span text:style-name="T35">Job</text:span></text:p>
              </table:table-cell>
              <table:table-cell>
                <text:p text:style-name="P53"><text:span text:style-name="T17">A</text:span></text:p>
              </table:table-cell>
              <table:table-cell>
                <text:p text:style-name="P53"><text:span text:style-name="T17">B</text:span></text:p>
              </table:table-cell>
              <table:table-cell>
                <text:p text:style-name="P53"><text:span text:style-name="T17">C</text:span></text:p>
              </table:table-cell>
              <table:table-cell>
                <text:p text:style-name="P53"><text:span text:style-name="T17">D</text:span></text:p>
              </table:table-cell>
              <table:table-cell table:style-name="ce3">
                <text:p text:style-name="P53"><text:span text:style-name="T17">E</text:span></text:p>
              </table:table-cell>
            </table:table-row>
            <table:table-row table:style-name="ro1" table:default-cell-style-name="ce5">
              <table:table-cell table:style-name="ce4">
                <text:p text:style-name="P52"><text:span text:style-name="T35">Zeit</text:span></text:p>
              </table:table-cell>
              <table:table-cell>
                <text:p text:style-name="P53"><text:span text:style-name="T17">10</text:span></text:p>
              </table:table-cell>
              <table:table-cell>
                <text:p text:style-name="P53"><text:span text:style-name="T17">6</text:span></text:p>
              </table:table-cell>
              <table:table-cell>
                <text:p text:style-name="P53"><text:span text:style-name="T17">4</text:span></text:p>
              </table:table-cell>
              <table:table-cell>
                <text:p text:style-name="P53"><text:span text:style-name="T17">2</text:span></text:p>
              </table:table-cell>
              <table:table-cell table:style-name="ce6">
                <text:p text:style-name="P53"><text:span text:style-name="T17">8</text:span></text:p>
              </table:table-cell>
            </table:table-row>
            <table:table-row table:style-name="ro2" table:default-cell-style-name="ce8">
              <table:table-cell table:style-name="ce7">
                <text:p text:style-name="P52"><text:span text:style-name="T35">Priorität</text:span></text:p>
              </table:table-cell>
              <table:table-cell>
                <text:p text:style-name="P53"><text:span text:style-name="T17">3</text:span></text:p>
              </table:table-cell>
              <table:table-cell>
                <text:p text:style-name="P53"><text:span text:style-name="T17">5</text:span></text:p>
              </table:table-cell>
              <table:table-cell>
                <text:p text:style-name="P53"><text:span text:style-name="T17">2</text:span></text:p>
              </table:table-cell>
              <table:table-cell>
                <text:p text:style-name="P53"><text:span text:style-name="T17">1</text:span></text:p>
              </table:table-cell>
              <table:table-cell table:style-name="ce9">
                <text:p text:style-name="P53"><text:span text:style-name="T17">4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name="Group 33" draw:style-name="standard" draw:layer="layout" svg:width="20.318cm" svg:height="3.429cm" svg:x="2.752cm" svg:y="11.218cm">
          <table:table>
            <table:table-column table:style-name="co9"/>
            <table:table-column table:style-name="co10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5" table:default-cell-style-name="ce2">
              <table:table-cell table:style-name="ce1">
                <text:p text:style-name="P52"><text:span text:style-name="T36">Job</text:span></text:p>
              </table:table-cell>
              <table:table-cell>
                <text:p text:style-name="P53"><text:span text:style-name="T37">D</text:span></text:p>
              </table:table-cell>
              <table:table-cell>
                <text:p text:style-name="P53"><text:span text:style-name="T37">C</text:span></text:p>
              </table:table-cell>
              <table:table-cell>
                <text:p text:style-name="P53"><text:span text:style-name="T37">B</text:span></text:p>
              </table:table-cell>
              <table:table-cell>
                <text:p text:style-name="P53"><text:span text:style-name="T37">E</text:span></text:p>
              </table:table-cell>
              <table:table-cell table:style-name="ce3">
                <text:p text:style-name="P53"><text:span text:style-name="T37">A</text:span></text:p>
              </table:table-cell>
            </table:table-row>
            <table:table-row table:style-name="ro6" table:default-cell-style-name="ce8">
              <table:table-cell table:style-name="ce7">
                <text:p text:style-name="P52"><text:span text:style-name="T36">Verweil-zeit</text:span></text:p>
              </table:table-cell>
              <table:table-cell>
                <text:p text:style-name="P53"><text:span text:style-name="T37">2</text:span></text:p>
              </table:table-cell>
              <table:table-cell>
                <text:p text:style-name="P53"><text:span text:style-name="T37">6</text:span></text:p>
              </table:table-cell>
              <table:table-cell>
                <text:p text:style-name="P53"><text:span text:style-name="T37">12</text:span></text:p>
              </table:table-cell>
              <table:table-cell>
                <text:p text:style-name="P53"><text:span text:style-name="T37">20</text:span></text:p>
              </table:table-cell>
              <table:table-cell table:style-name="ce9">
                <text:p text:style-name="P53"><text:span text:style-name="T37">30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name="Rectangle 56" presentation:style-name="pr6" draw:text-style-name="P1" draw:layer="layout" svg:width="20.954cm" svg:height="1.057cm" svg:x="2.117cm" svg:y="9.737cm" presentation:class="outline" presentation:user-transformed="true">
          <draw:text-box>
            <text:list text:style-name="L6">
              <text:list-item>
                <text:p text:style-name="P47"><text:span text:style-name="T21">Ablauf mit Shortest Job First</text:span></text:p>
              </text:list-item>
            </text:list>
          </draw:text-box>
        </draw:frame>
        <draw:custom-shape draw:name="Rectangle 57" draw:style-name="gr7" draw:text-style-name="P1" draw:layer="layout" svg:width="20.954cm" svg:height="1.057cm" svg:x="2.328cm" svg:y="15.028cm">
          <text:list text:style-name="L9">
            <text:list-item>
              <text:p text:style-name="P47"><text:span text:style-name="T17">Summe: 70</text:span></text:p>
            </text:list-item>
            <text:list-item>
              <text:p text:style-name="P47"><text:span text:style-name="T17">Mittlere Verweilzeit = 70 / 5 = </text:span><text:span text:style-name="T35">14.0 </text:span><text:span text:style-name="T17">ms</text:span></text:p>
            </text:list-item>
          </text:list>
          <draw:enhanced-geometry draw:mirror-horizontal="false" draw:mirror-vertical="false" svg:viewBox="0 0 20955 105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26" presentation:class="page"/>
          <draw:frame presentation:style-name="pr8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&#10;Shortest Job First (2)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Beispiel zu Scheduling-Algorithmen: </text:span><text:span text:style-name="T8"><text:line-break/></text:span><text:span text:style-name="T8">Shortest Job First (2)</text:span></text:p>
          </draw:text-box>
        </draw:frame>
        <draw:custom-shape draw:name="Rectangle 3" draw:style-name="gr28" draw:text-style-name="P1" draw:layer="layout" svg:width="25.399cm" svg:height="0.001cm" svg:x="7.038cm" svg:y="6.3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8" draw:text-style-name="P1" draw:layer="layout" svg:width="25.399cm" svg:height="0.001cm" svg:x="7.038cm" svg:y="6.3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8" draw:text-style-name="P1" draw:layer="layout" svg:width="25.399cm" svg:height="0.001cm" svg:x="6.826cm" svg:y="6.271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8" draw:text-style-name="P1" draw:layer="layout" svg:width="25.399cm" svg:height="0.001cm" svg:x="6.826cm" svg:y="6.271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9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1.661cm" svg:height="11.924cm" svg:x="1.905cm" svg:y="4.551cm">
          <draw:image xlink:href="Pictures/10007824000046DF000026F0C3870737016DC813.emf" xlink:type="simple" xlink:show="embed" xlink:actuate="onLoad" draw:mime-type="image/x-emf">
            <text:p/>
          </draw:image>
          <draw:image xlink:href="Pictures/10000001000002AE00000179DA714AF43F8AFEA2.png" xlink:type="simple" xlink:show="embed" xlink:actuate="onLoad" draw:mime-type="image/png"/>
        </draw:frame>
        <presentation:notes draw:style-name="dp3">
          <draw:page-thumbnail draw:style-name="gr5" draw:layer="layout" svg:width="14.212cm" svg:height="10.659cm" svg:x="2.753cm" svg:y="2.16cm" draw:page-number="27" presentation:class="page"/>
          <draw:frame presentation:style-name="pr8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&#10;RR mit Prioritäten (1)" draw:style-name="dp1" draw:master-page-name="Titel_20_und_20_Inhalt" presentation:presentation-page-layout-name="AL2T11">
        <draw:custom-shape draw:name="Foliennummernplatzhalter 3" draw:style-name="gr22" draw:text-style-name="P1" draw:layer="layout" svg:width="5.291cm" svg:height="1.269cm" svg:x="18.415cm" svg:y="17.357cm">
          <text:p text:style-name="P10"><text:span text:style-name="T28">Seite </text:span><text:span text:style-name="T28"><text:page-number>&lt;number&gt;</text:page-number></text:span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Beispiel zu Scheduling-Algorithmen: </text:span><text:span text:style-name="T8"><text:line-break/></text:span><text:span text:style-name="T8">RR mit Prioritäten (1)</text:span></text:p>
          </draw:text-box>
        </draw:frame>
        <draw:frame draw:name="Group 3" draw:style-name="standard" draw:layer="layout" svg:width="20.318cm" svg:height="4.444cm" svg:x="2.752cm" svg:y="4.257cm">
          <table:table>
            <table:table-column table:style-name="co5"/>
            <table:table-column table:style-name="co6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52"><text:span text:style-name="T35">Job</text:span></text:p>
              </table:table-cell>
              <table:table-cell>
                <text:p text:style-name="P53"><text:span text:style-name="T17">A</text:span></text:p>
              </table:table-cell>
              <table:table-cell>
                <text:p text:style-name="P53"><text:span text:style-name="T17">B</text:span></text:p>
              </table:table-cell>
              <table:table-cell>
                <text:p text:style-name="P53"><text:span text:style-name="T17">C</text:span></text:p>
              </table:table-cell>
              <table:table-cell>
                <text:p text:style-name="P53"><text:span text:style-name="T17">D</text:span></text:p>
              </table:table-cell>
              <table:table-cell table:style-name="ce3">
                <text:p text:style-name="P53"><text:span text:style-name="T17">E</text:span></text:p>
              </table:table-cell>
            </table:table-row>
            <table:table-row table:style-name="ro1" table:default-cell-style-name="ce5">
              <table:table-cell table:style-name="ce4">
                <text:p text:style-name="P52"><text:span text:style-name="T35">Zeit</text:span></text:p>
              </table:table-cell>
              <table:table-cell>
                <text:p text:style-name="P53"><text:span text:style-name="T17">10</text:span></text:p>
              </table:table-cell>
              <table:table-cell>
                <text:p text:style-name="P53"><text:span text:style-name="T17">6</text:span></text:p>
              </table:table-cell>
              <table:table-cell>
                <text:p text:style-name="P53"><text:span text:style-name="T17">4</text:span></text:p>
              </table:table-cell>
              <table:table-cell>
                <text:p text:style-name="P53"><text:span text:style-name="T17">2</text:span></text:p>
              </table:table-cell>
              <table:table-cell table:style-name="ce6">
                <text:p text:style-name="P53"><text:span text:style-name="T17">8</text:span></text:p>
              </table:table-cell>
            </table:table-row>
            <table:table-row table:style-name="ro2" table:default-cell-style-name="ce8">
              <table:table-cell table:style-name="ce7">
                <text:p text:style-name="P52"><text:span text:style-name="T35">Priorität</text:span></text:p>
              </table:table-cell>
              <table:table-cell>
                <text:p text:style-name="P53"><text:span text:style-name="T17">3</text:span></text:p>
              </table:table-cell>
              <table:table-cell>
                <text:p text:style-name="P53"><text:span text:style-name="T17">5</text:span></text:p>
              </table:table-cell>
              <table:table-cell>
                <text:p text:style-name="P53"><text:span text:style-name="T17">2</text:span></text:p>
              </table:table-cell>
              <table:table-cell>
                <text:p text:style-name="P53"><text:span text:style-name="T17">1</text:span></text:p>
              </table:table-cell>
              <table:table-cell table:style-name="ce9">
                <text:p text:style-name="P53"><text:span text:style-name="T17">4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name="Group 33" draw:style-name="standard" draw:layer="layout" svg:width="20.318cm" svg:height="3.429cm" svg:x="2.752cm" svg:y="11.218cm">
          <table:table>
            <table:table-column table:style-name="co9"/>
            <table:table-column table:style-name="co10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5" table:default-cell-style-name="ce2">
              <table:table-cell table:style-name="ce1">
                <text:p text:style-name="P52"><text:span text:style-name="T36">Job</text:span></text:p>
              </table:table-cell>
              <table:table-cell>
                <text:p text:style-name="P53"><text:span text:style-name="T37">D</text:span></text:p>
              </table:table-cell>
              <table:table-cell>
                <text:p text:style-name="P53"><text:span text:style-name="T37">C</text:span></text:p>
              </table:table-cell>
              <table:table-cell>
                <text:p text:style-name="P53"><text:span text:style-name="T37">B</text:span></text:p>
              </table:table-cell>
              <table:table-cell>
                <text:p text:style-name="P53"><text:span text:style-name="T37">E</text:span></text:p>
              </table:table-cell>
              <table:table-cell table:style-name="ce3">
                <text:p text:style-name="P53"><text:span text:style-name="T37">A</text:span></text:p>
              </table:table-cell>
            </table:table-row>
            <table:table-row table:style-name="ro6" table:default-cell-style-name="ce8">
              <table:table-cell table:style-name="ce7">
                <text:p text:style-name="P52"><text:span text:style-name="T36">Verweil-zeit</text:span></text:p>
              </table:table-cell>
              <table:table-cell>
                <text:p text:style-name="P53"><text:span text:style-name="T37">10</text:span></text:p>
              </table:table-cell>
              <table:table-cell>
                <text:p text:style-name="P53"><text:span text:style-name="T37">18</text:span></text:p>
              </table:table-cell>
              <table:table-cell>
                <text:p text:style-name="P53"><text:span text:style-name="T37">20</text:span></text:p>
              </table:table-cell>
              <table:table-cell>
                <text:p text:style-name="P53"><text:span text:style-name="T37">26</text:span></text:p>
              </table:table-cell>
              <table:table-cell table:style-name="ce9">
                <text:p text:style-name="P53"><text:span text:style-name="T37">30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name="Rectangle 56" presentation:style-name="pr6" draw:text-style-name="P1" draw:layer="layout" svg:width="20.954cm" svg:height="1.057cm" svg:x="2.117cm" svg:y="9.237cm" presentation:class="outline" presentation:user-transformed="true">
          <draw:text-box>
            <text:list text:style-name="L6">
              <text:list-item>
                <text:p text:style-name="P47"><text:span text:style-name="T21">Ablauf bei RR mit Prioritäten und einem Quantum </text:span><text:span text:style-name="T21">von 2 ms</text:span></text:p>
              </text:list-item>
            </text:list>
          </draw:text-box>
        </draw:frame>
        <draw:custom-shape draw:name="Rectangle 57" draw:style-name="gr7" draw:text-style-name="P1" draw:layer="layout" svg:width="20.954cm" svg:height="1.057cm" svg:x="2.328cm" svg:y="15.028cm">
          <text:list text:style-name="L9">
            <text:list-item>
              <text:p text:style-name="P47"><text:span text:style-name="T17">Summe: 104</text:span></text:p>
            </text:list-item>
            <text:list-item>
              <text:p text:style-name="P47"><text:span text:style-name="T17">Mittlere Verweilzeit = 104 / 5 = </text:span><text:span text:style-name="T35">20,8 </text:span><text:span text:style-name="T17">ms</text:span></text:p>
            </text:list-item>
          </text:list>
          <draw:enhanced-geometry draw:mirror-horizontal="false" draw:mirror-vertical="false" svg:viewBox="0 0 20955 105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28" presentation:class="page"/>
          <draw:frame presentation:style-name="pr8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&#10;RR mit Prioritäten (2)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Beispiel zu Scheduling-Algorithmen: </text:span><text:span text:style-name="T8"><text:line-break/></text:span><text:span text:style-name="T8">RR mit Prioritäten (2)</text:span></text:p>
          </draw:text-box>
        </draw:frame>
        <draw:custom-shape draw:name="Rectangle 3" draw:style-name="gr28" draw:text-style-name="P1" draw:layer="layout" svg:width="25.399cm" svg:height="0.001cm" svg:x="7.038cm" svg:y="6.3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9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1.625cm" svg:height="11.924cm" svg:x="1.729cm" svg:y="4.727cm">
          <draw:image xlink:href="Pictures/1000D8F8000046F3000026E5AB67888FD1D6487B.emf" xlink:type="simple" xlink:show="embed" xlink:actuate="onLoad" draw:mime-type="image/x-emf">
            <text:p/>
          </draw:image>
          <draw:image xlink:href="Pictures/10000001000002AE000001785C3D0ACB2F957434.png" xlink:type="simple" xlink:show="embed" xlink:actuate="onLoad" draw:mime-type="image/png"/>
        </draw:frame>
        <presentation:notes draw:style-name="dp3">
          <draw:page-thumbnail draw:style-name="gr5" draw:layer="layout" svg:width="14.212cm" svg:height="10.659cm" svg:x="2.753cm" svg:y="2.16cm" draw:page-number="29" presentation:class="page"/>
          <draw:frame presentation:style-name="pr8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Resümee" draw:style-name="dp1" draw:master-page-name="Titel_20_und_20_Inhalt" presentation:presentation-page-layout-name="AL2T11">
        <draw:frame draw:name="Rectangle 3" presentation:style-name="pr6" draw:text-style-name="P57" draw:layer="layout" svg:width="20.107cm" svg:height="13.14cm" svg:x="2.54cm" svg:y="3.387cm" presentation:class="outline" presentation:user-transformed="true">
          <draw:text-box>
            <text:list text:style-name="L6">
              <text:list-item>
                <text:p text:style-name="P46"><text:span text:style-name="T19">Shortest-Job-First ist am besten, wenn man nur </text:span><text:span text:style-name="T19">die Verweilzeit (Durchlaufzeit) betrachtet</text:span></text:p>
              </text:list-item>
              <text:list-item>
                <text:p text:style-name="P46"><text:span text:style-name="T19">Beweis: a, b, c, d, e sind die Ausführungszeiten </text:span><text:span text:style-name="T19">der Jobs A, B, C, D, E:</text:span></text:p>
              </text:list-item>
            </text:list>
            <text:p text:style-name="P54"><text:span text:style-name="T38">V</text:span><text:span text:style-name="T39">all</text:span><text:span text:style-name="T38"> = a + (a+b) + (a+b+c) + (a+b+c+d) + </text:span><text:span text:style-name="T38">(a+b+c+d+e) = 5a + 4b + 3c +2d + e</text:span></text:p>
            <text:p text:style-name="P54"><text:span text:style-name="T38">Die durchschnittliche Verweilzeit ergibt sich dann </text:span><text:span text:style-name="T38">aus</text:span></text:p>
            <text:p text:style-name="P54"><text:span text:style-name="T38">V</text:span><text:span text:style-name="T39">avg </text:span><text:span text:style-name="T38">= (5a + 4b + 3c +2d + e) / 5</text:span></text:p>
            <text:p text:style-name="P54"><text:span text:style-name="T26">→</text:span><text:span text:style-name="T38"> </text:span><text:span text:style-name="T38">Job A trägt am meisten zu V</text:span><text:span text:style-name="T39">all</text:span><text:span text:style-name="T38"> und V</text:span><text:span text:style-name="T39">avg </text:span><text:span text:style-name="T38">bei und </text:span><text:span text:style-name="T38">sollte daher am kürzesten sein</text:span></text:p>
            <text:list text:style-name="L11">
              <text:list-item>
                <text:p text:style-name="P55"><text:span text:style-name="T19">SJF ist aber unrealisierbar, da die benötigte </text:span><text:span text:style-name="T19">Prozessorzeit initial nicht bekannt ist</text:span></text:p>
              </text:list-item>
            </text:list>
            <text:p text:style-name="P56"><text:span text:style-name="T19"/></text:p>
          </draw:text-box>
        </draw:frame>
        <draw:frame draw:name="Rectangle 4" presentation:style-name="pr5" draw:text-style-name="P1" draw:layer="layout" svg:width="17.907cm" svg:height="1.904cm" svg:x="1.693cm" svg:y="0.926cm" presentation:class="title" presentation:user-transformed="true">
          <draw:text-box>
            <text:p text:style-name="P12"><text:span text:style-name="T8">Beispiel zu Scheduling-Algorithmen: Resumé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30" presentation:class="page"/>
          <draw:frame presentation:style-name="pr8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 zu Scheduling-Algorithmen (2)" draw:style-name="dp1" draw:master-page-name="Titel_20_und_20_Inhalt" presentation:presentation-page-layout-name="AL2T11">
        <draw:frame draw:name="Rectangle 3" presentation:style-name="pr6" draw:text-style-name="P1" draw:layer="layout" svg:width="21.558cm" svg:height="2.138cm" svg:x="2.342cm" svg:y="3.387cm" presentation:class="outline" presentation:user-transformed="true">
          <draw:text-box>
            <text:list text:style-name="L6">
              <text:list-item>
                <text:p text:style-name="P58"><text:span text:style-name="T21">optional – siehe Folien </text:span><text:span text:style-name="T40">optional/05-</text:span><text:span text:style-name="T40">3_CPU_Scheduling_Grundkonzepte_Uebung.odp</text:span></text:p>
              </text:list-item>
            </text:list>
          </draw:text-box>
        </draw:frame>
        <draw:frame draw:name="Rectangle 4" presentation:style-name="pr5" draw:text-style-name="P1" draw:layer="layout" svg:width="21.646cm" svg:height="1.904cm" svg:x="1.693cm" svg:y="0.926cm" presentation:class="title" presentation:user-transformed="true">
          <draw:text-box>
            <text:p text:style-name="P12"><text:span text:style-name="T8">Übung zu Scheduling-Algorithmen</text:span></text:p>
          </draw:text-box>
        </draw:frame>
        <draw:custom-shape draw:name="Rectangle 6" draw:style-name="gr29" draw:text-style-name="P1" draw:layer="layout" svg:width="25.399cm" svg:height="1.269cm" svg:x="8.065cm" svg:y="9.737cm">
          <text:p/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9" draw:text-style-name="P1" draw:layer="layout" svg:width="25.399cm" svg:height="1.269cm" svg:x="8.065cm" svg:y="9.737cm">
          <text:p/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9" draw:text-style-name="P1" draw:layer="layout" svg:width="25.399cm" svg:height="0.001cm" svg:x="0cm" svg:y="-0.07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31" presentation:class="page"/>
          <draw:frame presentation:style-name="pr8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Zusammenfassung, Wichtige Aspekte" draw:style-name="dp1" draw:master-page-name="Titel_20_und_20_Inhalt" presentation:presentation-page-layout-name="AL2T11">
        <draw:custom-shape draw:name="Rectangle 2" draw:style-name="gr30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30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3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0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3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Zusammenfassung, Wichtige Aspekte</text:span></text:p>
          </draw:text-box>
        </draw:frame>
        <draw:custom-shape draw:name="Rectangle 9" draw:style-name="gr32" draw:text-style-name="P61" draw:layer="layout" svg:width="22.224cm" svg:height="12.911cm" svg:x="1.905cm" svg:y="3.598cm">
          <text:list text:style-name="L9">
            <text:list-item>
              <text:p text:style-name="P59"><text:span text:style-name="T5">Scheduling-Kriterien: </text:span></text:p>
            </text:list-item>
          </text:list>
          <text:list text:style-name="L12">
            <text:list-item>
              <text:list>
                <text:list-item>
                  <text:p text:style-name="P60"><text:span text:style-name="T17">Durchsatz, Fairness, CPU-Auslastung, ...</text:span></text:p>
                </text:list-item>
              </text:list>
            </text:list-item>
            <text:list-item>
              <text:p text:style-name="P59"><text:span text:style-name="T5">Scheduling-Algorithmen: </text:span></text:p>
              <text:list>
                <text:list-item>
                  <text:p text:style-name="P60"><text:span text:style-name="T17">FCFS, RR, SJF, Prioritäten,...</text:span></text:p>
                </text:list-item>
              </text:list>
            </text:list-item>
            <text:list-item>
              <text:p text:style-name="P59"><text:span text:style-name="T5">SJF ist der optimale Algorithmus (Theorie)</text:span></text:p>
            </text:list-item>
            <text:list-item>
              <text:p text:style-name="P59"><text:span text:style-name="T5">Jedes Betriebssystem hat eigene Strategie, meist wird aber eine Variante mit RR, Prioritäten und Multi-Level-Queues implementiert</text:span></text:p>
              <text:list>
                <text:list-item>
                  <text:p text:style-name="P60"><text:span text:style-name="T17">Prioritäten und Quanten sind entscheidende Parameter</text:span></text:p>
                </text:list-item>
              </text:list>
            </text:list-item>
            <text:list-item>
              <text:p text:style-name="P59"><text:span text:style-name="T5">CPU-Scheduling ist meist ein komplexes Verfahren, aber es gibt auch einfache Ansätze </text:span><text:span text:style-name="T41">→</text:span><text:span text:style-name="T5"> Linux CFS (kommt noch)</text:span></text:p>
            </text:list-item>
          </text:list>
          <draw:enhanced-geometry draw:mirror-horizontal="false" draw:mirror-vertical="false" svg:viewBox="0 0 22225 1291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custom-shape draw:name="Rectangle 3" draw:style-name="gr33" draw:text-style-name="P63" draw:layer="layout" svg:width="8.554cm" svg:height="1.331cm" svg:x="11.174cm" svg:y="0.026cm">
            <text:p text:style-name="P62"><text:span text:style-name="T7"><text:date style:data-style-name="D1" text:date-value="2023-10-03">3.10.23</text:date></text:span></text:p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4" draw:text-style-name="P63" draw:layer="layout" svg:width="8.554cm" svg:height="1.331cm" svg:x="11.174cm" svg:y="27.071cm">
            <text:p text:style-name="P62"><text:span text:style-name="T7"><text:page-number>&lt;number&gt;</text:page-number></text:span></text:p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5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36" draw:text-style-name="P63" draw:layer="layout" svg:width="8.554cm" svg:height="1.322cm" svg:x="11.174cm" svg:y="27.067cm">
            <text:p text:style-name="P62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7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5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8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39" draw:text-style-name="P63" draw:layer="layout" svg:width="8.558cm" svg:height="1.331cm" svg:x="11.17cm" svg:y="27.054cm">
            <text:p text:style-name="P62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40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41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8" draw:text-style-name="P9" draw:layer="layout" svg:width="8.558cm" svg:height="1.344cm" svg:x="11.17cm" svg:y="0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39" draw:text-style-name="P63" draw:layer="layout" svg:width="8.558cm" svg:height="1.331cm" svg:x="11.17cm" svg:y="27.049cm">
            <text:p text:style-name="P62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40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41" draw:text-style-name="P9" draw:layer="layout" svg:width="8.549cm" svg:height="1.344cm" svg:x="-0.009cm" svg:y="0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42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3" draw:text-style-name="P63" draw:layer="layout" svg:width="8.558cm" svg:height="1.318cm" svg:x="11.17cm" svg:y="27.045cm">
            <text:p text:style-name="P62"><text:span text:style-name="T7">2</text:span></text:p>
            <draw:enhanced-geometry draw:mirror-horizontal="false" draw:mirror-vertical="false" svg:viewBox="0 0 8559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44" draw:text-style-name="P9" draw:layer="layout" svg:width="8.549cm" svg:height="1.318cm" svg:x="-0.009cm" svg:y="27.045cm">
            <text:p/>
            <draw:enhanced-geometry draw:mirror-horizontal="false" draw:mirror-vertical="false" svg:viewBox="0 0 8550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45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46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7" draw:text-style-name="P63" draw:layer="layout" svg:width="8.572cm" svg:height="1.331cm" svg:x="11.157cm" svg:y="27.032cm">
            <text:p text:style-name="P62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48" draw:text-style-name="P9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49" draw:text-style-name="P9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2" presentation:class="page"/>
          <draw:frame draw:name="Rectangle 23" presentation:style-name="pr9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2T11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13">
            <text:list-item>
              <text:p text:style-name="P64"><text:span text:style-name="T9">Einführung in Computersysteme</text:span></text:p>
            </text:list-item>
            <text:list-item>
              <text:p text:style-name="P64"><text:span text:style-name="T9">Entwicklung von Betriebssystemen</text:span></text:p>
            </text:list-item>
            <text:list-item>
              <text:p text:style-name="P64"><text:span text:style-name="T9">Architekturansätze</text:span></text:p>
            </text:list-item>
            <text:list-item>
              <text:p text:style-name="P64"><text:span text:style-name="T10">Interruptverarbeitung in Betriebssystemen</text:span></text:p>
            </text:list-item>
            <text:list-item>
              <text:p text:style-name="P64"><text:span text:style-name="T10">Prozesse und Threads</text:span></text:p>
            </text:list-item>
            <text:list-item>
              <text:p text:style-name="P64"><text:span text:style-name="T9">CPU-Scheduling (es folgen Fallbeispiele)</text:span></text:p>
            </text:list-item>
          </text:list>
          <text:list text:style-name="L14">
            <text:list-item>
              <text:p text:style-name="P64"><text:span text:style-name="T10">Synchronisation und Kommunikation</text:span></text:p>
            </text:list-item>
          </text:list>
          <text:list text:style-name="L15">
            <text:list-item>
              <text:p text:style-name="P64"><text:span text:style-name="T10">Speicherverwaltung </text:span></text:p>
            </text:list-item>
            <text:list-item>
              <text:p text:style-name="P64"><text:span text:style-name="T10">Geräte- und Dateiverwaltung</text:span></text:p>
            </text:list-item>
            <text:list-item>
              <text:p text:style-name="P64"><text:span text:style-name="T10">Betriebssystemvirtualisierung</text:span></text:p>
            </text:list-item>
          </text:list>
          <text:p text:style-name="P64"><text:span text:style-name="T10"/></text:p>
          <text:p text:style-name="P14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50" draw:text-style-name="P9" draw:layer="layout" svg:width="8.554cm" svg:height="1.331cm" svg:x="11.174cm" svg:y="0.026cm">
            <text:p text:style-name="P10"><text:span text:style-name="T7"><text:date style:data-style-name="D1" text:date-value="2023-10-03">3.10.23</text:date></text:span></text:p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554cm" svg:height="1.331cm" svg:x="11.174cm" svg:y="27.071cm">
            <text:p text:style-name="P10"><text:span text:style-name="T7"><text:page-number>&lt;number&gt;</text:page-number></text:span></text:p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4cm" svg:x="11.17cm" svg:y="0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4cm" svg:x="-0.009cm" svg:y="0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18cm" svg:x="11.17cm" svg:y="27.045cm">
            <text:p text:style-name="P10"><text:span text:style-name="T7">2</text:span></text:p>
            <draw:enhanced-geometry draw:mirror-horizontal="false" draw:mirror-vertical="false" svg:viewBox="0 0 8559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18cm" svg:x="-0.009cm" svg:y="27.045cm">
            <text:p/>
            <draw:enhanced-geometry draw:mirror-horizontal="false" draw:mirror-vertical="false" svg:viewBox="0 0 8550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3" presentation:class="page"/>
          <draw:frame draw:name="Rectangle 23" presentation:style-name="pr9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 style:font-pitch="variable"/>
    <style:font-face style:name="+mn-cs1" svg:font-family="+mn-cs"/>
    <style:font-face style:name="Arial" svg:font-family="Arial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family-generic="swiss"/>
    <style:font-face style:name="Courier" svg:font-family="Courier" style:font-family-generic="modern"/>
    <style:font-face style:name="Courier1" svg:font-family="Courier" style:font-family-generic="modern" style:font-pitch="fixed"/>
    <style:font-face style:name="DejaVu Sans" svg:font-family="'DejaVu Sans'" style:font-adornments="Book" style:font-family-generic="swiss"/>
    <style:font-face style:name="DejaVu Sans1" svg:font-family="'DejaVu Sans'" style:font-family-generic="swiss" style:font-pitch="variable"/>
    <style:font-face style:name="DejaVu Sans2" svg:font-family="'DejaVu Sans'" style:font-family-generic="swiss"/>
    <style:font-face style:name="DejaVu Sans3" svg:font-family="'DejaVu Sans'" style:font-family-generic="swiss" style:font-pitch="fixed"/>
    <style:font-face style:name="DejaVu Sans4" svg:font-family="'DejaVu Sans'" style:font-family-generic="modern" style:font-pitch="variable"/>
    <style:font-face style:name="DejaVu Sans5" svg:font-family="'DejaVu Sans'" style:font-family-generic="system" style:font-pitch="variable"/>
    <style:font-face style:name="DejaVu Sans6" svg:font-family="'DejaVu Sans'" style:font-pitch="variable"/>
    <style:font-face style:name="Droid Sans Fallback" svg:font-family="'Droid Sans Fallback'" style:font-family-generic="swiss" style:font-pitch="variable"/>
    <style:font-face style:name="Droid Sans Fallback1" svg:font-family="'Droid Sans Fallback'" style:font-family-generic="system" style:font-pitch="variable"/>
    <style:font-face style:name="Droid Sans Fallback2" svg:font-family="'Droid Sans Fallback'" style:font-family-generic="modern" style:font-pitch="variable"/>
    <style:font-face style:name="FreeSans" svg:font-family="FreeSans" style:font-family-generic="roman" style:font-pitch="variable"/>
    <style:font-face style:name="FreeSans1" svg:font-family="FreeSans" style:font-pitch="variable"/>
    <style:font-face style:name="FreeSans2" svg:font-family="FreeSans" style:font-family-generic="system" style:font-pitch="variable"/>
    <style:font-face style:name="FreeSans3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MS PGothic" svg:font-family="'MS PGothic'" style:font-family-generic="modern" style:font-pitch="variable"/>
    <style:font-face style:name="MS PGothic1" svg:font-family="'MS PGothic'" style:font-family-generic="swiss" style:font-pitch="fixed"/>
    <style:font-face style:name="MS PGothic2" svg:font-family="'MS PGothic'" style:font-family-generic="modern" style:font-pitch="fixed"/>
    <style:font-face style:name="MS PGothic3" svg:font-family="'MS PGothic'"/>
    <style:font-face style:name="MS PGothic4" svg:font-family="'MS PGothic'" style:font-pitch="variable"/>
    <style:font-face style:name="MS PGothic5" svg:font-family="'MS PGothic'" style:font-family-generic="swiss"/>
    <style:font-face style:name="Noto Sans" svg:font-family="'Noto Sans'" style:font-family-generic="roman" style:font-pitch="variable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pitch="variable"/>
    <style:font-face style:name="Tahoma3" svg:font-family="Tahoma" style:font-family-generic="swiss"/>
    <style:font-face style:name="Tahoma4" svg:font-family="Tahoma" style:font-family-generic="modern"/>
    <style:font-face style:name="Times New Roman" svg:font-family="'Times New Roman'" style:font-family-generic="roman" style:font-pitch="variable"/>
    <style:font-face style:name="Unifont" svg:font-family="Unifont" style:font-family-generic="modern" style:font-pitch="variable"/>
    <style:font-face style:name="Unifont1" svg:font-family="Unifont" style:font-family-generic="system" style:font-pitch="variable"/>
    <style:font-face style:name="Verdana" svg:font-family="Verdana" style:font-family-generic="swiss"/>
    <style:font-face style:name="Verdana1" svg:font-family="Verdana" style:font-family-generic="swiss" style:font-pitch="variable"/>
    <style:font-face style:name="Wingdings" svg:font-family="Wingdings"/>
    <style:font-face style:name="Wingdings1" svg:font-family="Wingdings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ound" draw:dots1="1" draw:dots1-length="3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2" fo:font-size="24pt" fo:language="de" fo:country="CH" style:font-name-asian="DejaVu Sans5" style:font-size-asian="24pt" style:language-asian="zh" style:country-asian="CN" style:font-name-complex="DejaVu Sans5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" fo:font-family="Tahoma" fo:font-size="24pt" fo:letter-spacing="normal" fo:language="de" fo:country="DE" fo:font-style="normal" fo:text-shadow="none" style:text-underline-style="none" fo:font-weight="normal" style:letter-kerning="true" style:font-name-asian="MS PGothic2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3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Tahoma" fo:font-family="Tahoma" fo:font-size="20pt" fo:letter-spacing="normal" fo:font-style="normal" style:text-underline-style="none" fo:font-weight="normal" style:font-name-asian="MS PGothic2" style:font-family-asian="'MS PGothic'" style:font-family-generic-asian="modern" style:font-pitch-asian="fixed" style:font-size-asian="20pt" style:font-style-asian="normal" style:font-weight-asian="normal" style:font-name-complex="MS PGothic3" style:font-family-complex="'MS PGothic'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Tahoma" fo:font-family="Tahoma" fo:font-size="16pt" fo:letter-spacing="normal" fo:font-style="normal" style:text-underline-style="none" fo:font-weight="normal" style:font-name-asian="MS PGothic2" style:font-family-asian="'MS PGothic'" style:font-family-generic-asian="modern" style:font-pitch-asian="fixed" style:font-size-asian="16pt" style:font-style-asian="normal" style:font-weight-asian="normal" style:font-name-complex="MS PGothic3" style:font-family-complex="'MS PGothic'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Tahoma" fo:font-family="Tahoma" fo:font-size="14pt" fo:letter-spacing="normal" fo:font-style="normal" style:text-underline-style="none" fo:font-weight="normal" style:font-name-asian="MS PGothic2" style:font-family-asian="'MS PGothic'" style:font-family-generic-asian="modern" style:font-pitch-asian="fixed" style:font-size-asian="14pt" style:font-style-asian="normal" style:font-weight-asian="normal" style:font-name-complex="MS PGothic3" style:font-family-complex="'MS PGothic'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2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3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" fo:font-family="Tahoma" fo:font-size="24pt" fo:letter-spacing="normal" fo:language="de" fo:country="DE" fo:font-style="normal" fo:text-shadow="none" style:text-underline-style="none" fo:font-weight="normal" style:letter-kerning="true" style:font-name-asian="MS PGothic2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3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Tahoma" fo:font-family="Tahoma" fo:font-size="20pt" fo:letter-spacing="normal" fo:font-style="normal" style:text-underline-style="none" fo:font-weight="normal" style:font-name-asian="MS PGothic2" style:font-family-asian="'MS PGothic'" style:font-family-generic-asian="modern" style:font-pitch-asian="fixed" style:font-size-asian="20pt" style:font-style-asian="normal" style:font-weight-asian="normal" style:font-name-complex="MS PGothic3" style:font-family-complex="'MS PGothic'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Tahoma" fo:font-family="Tahoma" fo:font-size="16pt" fo:letter-spacing="normal" fo:font-style="normal" style:text-underline-style="none" fo:font-weight="normal" style:font-name-asian="MS PGothic2" style:font-family-asian="'MS PGothic'" style:font-family-generic-asian="modern" style:font-pitch-asian="fixed" style:font-size-asian="16pt" style:font-style-asian="normal" style:font-weight-asian="normal" style:font-name-complex="MS PGothic3" style:font-family-complex="'MS PGothic'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Tahoma" fo:font-family="Tahoma" fo:font-size="14pt" fo:letter-spacing="normal" fo:font-style="normal" style:text-underline-style="none" fo:font-weight="normal" style:font-name-asian="MS PGothic2" style:font-family-asian="'MS PGothic'" style:font-family-generic-asian="modern" style:font-pitch-asian="fixed" style:font-size-asian="14pt" style:font-style-asian="normal" style:font-weight-asian="normal" style:font-name-complex="MS PGothic3" style:font-family-complex="'MS PGothic'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2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3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Nur_20_Titel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  <style:paragraph-properties style:writing-mode="lr-tb"/>
    </style:style>
    <style:style style:name="Mpr3" style:family="presentation" style:parent-style-name="Nur_20_Tite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  <style:paragraph-properties style:writing-mode="lr-tb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style:paragraph-properties fo:margin-top="0cm" fo:margin-bottom="0cm" fo:line-height="100%" fo:text-align="start" style:writing-mode="lr-tb"/>
    </style:style>
    <style:style style:name="MP1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text-indent="0cm"/>
    </style:style>
    <style:style style:name="MP13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4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2" style:font-size-asian="24pt" style:font-style-asian="normal" style:font-weight-asian="normal" style:font-name-complex="MS PGothic3" style:font-size-complex="2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10pt" fo:letter-spacing="normal" fo:font-style="normal" style:text-underline-style="none" fo:font-weight="normal" style:font-name-asian="MS PGothic2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2" style:font-size-asian="24pt" style:font-style-asian="normal" style:font-weight-asian="normal" style:font-name-complex="MS PGothic3" style:font-size-complex="24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2" style:font-size-asian="20pt" style:font-style-asian="normal" style:font-weight-asian="normal" style:font-name-complex="MS PGothic3" style:font-size-complex="20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MS PGothic2" style:font-size-asian="16pt" style:font-style-asian="normal" style:font-weight-asian="normal" style:font-name-complex="MS PGothic3" style:font-size-complex="16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2" style:font-size-asian="14pt" style:font-style-asian="normal" style:font-weight-asian="normal" style:font-name-complex="MS PGothic3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6" draw:layer="backgroundobjects" svg:width="21.646cm" svg:height="1.904cm" svg:x="1.693cm" svg:y="0.847cm" presentation:class="title" presentation:user-transformed="true">
        <draw:text-box>
          <text:p text:style-name="MP5"><text:span text:style-name="MT2">Click to edit the title text formatTitelmasterformat durch Klicken bearbeiten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0010000019F000000E1FD14282D014C703A.png" xlink:type="simple" xlink:show="embed" xlink:actuate="onLoad" draw:mime-type="image/png">
          <text:p/>
        </draw:image>
      </draw:frame>
      <draw:frame draw:name="Foliennummernplatzhalter 2" presentation:style-name="Mpr2" draw:text-style-name="MP8" draw:layer="backgroundobjects" svg:width="8.706cm" svg:height="0.843cm" svg:x="18.929cm" svg:y="18.288cm">
        <draw:text-box>
          <text:p text:style-name="MP5"><text:span text:style-name="MT3">T. Pospisek, Betriebssysteme, Seite </text:span><text:span text:style-name="MT3"><text:page-number>&lt;number&gt;</text:page-number></text:span></text:p>
        </draw:text-box>
      </draw:frame>
      <draw:custom-shape draw:name="Textfeld 8" draw:style-name="Mgr5" draw:text-style-name="MP10" draw:layer="backgroundobjects" svg:width="4.365cm" svg:height="0.547cm" svg:x="0.188cm" svg:y="18.41cm">
        <text:p text:style-name="MP9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5" draw:text-style-name="MP6" draw:layer="backgroundobjects" svg:width="21.646cm" svg:height="1.904cm" svg:x="1.693cm" svg:y="0.847cm" presentation:class="title" presentation:user-transformed="true">
        <draw:text-box>
          <text:p text:style-name="MP5"><text:span text:style-name="MT2">Click to edit the title text formatTitelmasterformat durch Klicken bearbeiten</text:span></text:p>
        </draw:text-box>
      </draw:frame>
      <draw:frame draw:name="Inhaltsplatzhalter 2" presentation:style-name="Mpr6" draw:text-style-name="MP6" draw:layer="backgroundobjects" svg:width="21.589cm" svg:height="11.429cm" svg:x="2.54cm" svg:y="4.657cm" presentation:class="outline" presentation:user-transformed="true">
        <draw:text-box>
          <text:list text:style-name="ML3">
            <text:list-item>
              <text:p text:style-name="MP11"><text:span text:style-name="MT5">Click to edit the outline text format</text:span></text:p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1"><text:span text:style-name="MT5">Third Outline Level</text:span></text:p>
                      <text:list>
                        <text:list-item>
                          <text:p text:style-name="MP11"><text:span text:style-name="MT5">Fourth Outline Level</text:span></text:p>
                          <text:list>
                            <text:list-item>
                              <text:p text:style-name="MP11"><text:span text:style-name="MT5">Fifth Outline Level</text:span></text:p>
                              <text:list>
                                <text:list-item>
                                  <text:p text:style-name="MP11"><text:span text:style-name="MT5">Sixth Outline Level</text:span></text:p>
                                  <text:list>
                                    <text:list-item>
                                      <text:p text:style-name="MP12"><text:span text:style-name="MT5">Seventh Outline </text:span><text:span text:style-name="MT5">LevelTextmasterformate </text:span><text:span text:style-name="MT5">durch Klicken bearbeiten</text:span></text:p>
                                      <text:list>
                                        <text:list-item>
                                          <text:p text:style-name="MP12"><text:span text:style-name="MT5">Zweite Ebene</text:span></text:p>
                                          <text:list>
                                            <text:list-item>
                                              <text:p text:style-name="MP12"><text:span text:style-name="MT6">Dritte Ebene</text:span></text:p>
                                              <text:list>
                                                <text:list-item>
                                                  <text:p text:style-name="MP13"><text:span text:style-name="MT7">Vierte Ebene</text:span></text:p>
                                                </text:list-item>
                                                <text:list-item>
                                                  <text:p text:style-name="MP14"><text:span text:style-name="MT8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0010000019F000000E1FD14282D014C703A.png" xlink:type="simple" xlink:show="embed" xlink:actuate="onLoad" draw:mime-type="image/png">
          <text:p/>
        </draw:image>
      </draw:frame>
      <draw:frame draw:name="Foliennummernplatzhalter 2" presentation:style-name="Mpr7" draw:text-style-name="MP8" draw:layer="backgroundobjects" svg:width="8.706cm" svg:height="0.843cm" svg:x="18.929cm" svg:y="18.288cm">
        <draw:text-box>
          <text:p text:style-name="MP5"><text:span text:style-name="MT3">T. Pospisek, Betriebssysteme, Seite </text:span><text:span text:style-name="MT3"><text:page-number>&lt;number&gt;</text:page-number></text:span></text:p>
        </draw:text-box>
      </draw:frame>
      <draw:custom-shape draw:name="Textfeld 8" draw:style-name="Mgr6" draw:text-style-name="MP10" draw:layer="backgroundobjects" svg:width="4.365cm" svg:height="0.547cm" svg:x="0.188cm" svg:y="18.41cm">
        <text:p text:style-name="MP9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MAS: Betriebssysteme</dc:title>
    <dc:subject>CPU-Scheduling</dc:subject>
    <meta:initial-creator>P.Mandl</meta:initial-creator>
    <meta:editing-cycles>1375</meta:editing-cycles>
    <meta:print-date>1999-04-08T16:15:23</meta:print-date>
    <meta:creation-date>1997-06-07T14:48:20</meta:creation-date>
    <dc:date>2023-10-03T17:06:42.047888163</dc:date>
    <meta:editing-duration>P1DT13H4M59S</meta:editing-duration>
    <meta:generator>LibreOffice/7.4.7.2$Linux_X86_64 LibreOffice_project/40$Build-2</meta:generator>
    <meta:document-statistic meta:object-count="502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8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8</meta:user-defined>
    <meta:template xlink:type="simple" xlink:actuate="onRequest" xlink:title="D:\Programme\Microsoft Office\Templates\Presentation Designs\Übergänge.pot" xlink:href=""/>
  </office:meta>
</office:document-meta>
</file>